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small-caps" fo:color="#e2e2e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1">
      <style:drawing-page-properties draw:fill="bitmap" draw:fill-image-name="a5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3">
      <style:text-properties fo:font-variant="small-caps" fo:color="#e2e2e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4">
      <style:text-properties fo:font-variant="small-caps" fo:color="#e2e2e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small-caps" fo:color="#e2e2e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small-caps" fo:color="#e2e2e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small-caps" fo:color="#e2e2e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small-caps" fo:color="#e2e2e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small-caps" fo:color="#e2e2e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9">
      <style:graphic-properties fo:wrap-option="wrap" fo:padding-top="0.05in" fo:padding-bottom="0.05in" fo:padding-left="0.1in" fo:padding-right="0.1in" draw:textarea-vertical-align="middle" draw:textarea-horizontal-align="center" draw:fill="solid" draw:fill-color="#6f6f6f" draw:opacity="100%" draw:stroke="solid" svg:stroke-width="0.03472in" svg:stroke-color="#ebebeb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0.5in" fo:margin-left="0.3125in" fo:margin-right="0in" fo:text-indent="-0.3125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0.5in" fo:margin-left="0.3125in" fo:margin-right="0in" fo:text-indent="-0.3125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small-caps" fo:color="#e2e2e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small-caps" fo:color="#e2e2e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small-caps" fo:color="#e2e2e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3">
      <style:graphic-properties fo:wrap-option="wrap" fo:padding-top="0.05in" fo:padding-bottom="0.05in" fo:padding-left="0.1in" fo:padding-right="0.1in" draw:textarea-vertical-align="middle" draw:textarea-horizontal-align="center" draw:fill="solid" draw:fill-color="#6f6f6f" draw:opacity="100%" draw:stroke="solid" svg:stroke-width="0.03472in" svg:stroke-color="#ebebeb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63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small-caps" fo:color="#e2e2e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small-caps" fo:color="#e2e2e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7">
      <style:graphic-properties fo:wrap-option="wrap" fo:padding-top="0.05in" fo:padding-bottom="0.05in" fo:padding-left="0.1in" fo:padding-right="0.1in" draw:textarea-vertical-align="middle" draw:textarea-horizontal-align="center" draw:fill="solid" draw:fill-color="#6f6f6f" draw:opacity="100%" draw:stroke="solid" svg:stroke-width="0.02083in" svg:stroke-color="#505050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small-caps" fo:color="#e2e2e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0.5in" fo:margin-left="0.3125in" fo:margin-right="0in" fo:text-indent="-0.3125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6">
      <style:drawing-page-properties draw:fill="bitmap" draw:fill-image-name="a6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98">
      <style:drawing-page-properties draw:fill="bitmap" draw:fill-image-name="a5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small-caps" fo:color="#e2e2e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>
      <style:graphic-properties fo:wrap-option="wrap" fo:padding-top="0.05in" fo:padding-bottom="0.05in" fo:padding-left="0.1in" fo:padding-right="0.1in" draw:textarea-vertical-align="middle" draw:textarea-horizontal-align="center" draw:fill="solid" draw:fill-color="#6f6f6f" draw:opacity="100%" draw:stroke="solid" svg:stroke-width="0.02083in" svg:stroke-color="#505050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small-caps" fo:color="#e2e2e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small-caps" fo:color="#e2e2e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5in" fo:padding-bottom="0.05in" fo:padding-left="0.1in" fo:padding-right="0.1in" draw:textarea-vertical-align="middle" draw:textarea-horizontal-align="center" draw:fill="solid" draw:fill-color="#6f6f6f" draw:opacity="100%" draw:stroke="solid" svg:stroke-width="0.03472in" svg:stroke-color="#ebebeb" svg:stroke-opacity="100%" svg:stroke-linecap="round" draw:auto-grow-width="false" draw:auto-grow-height="false"/>
      <style:paragraph-properties style:font-independent-line-spacing="true" style:writing-mode="lr-tb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9">
      <style:drawing-page-properties draw:fill="bitmap" draw:fill-image-name="a64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8">
      <style:graphic-properties draw:fill="none" draw:stroke="solid" svg:stroke-width="0.08333in" svg:stroke-color="#6f6f6f" draw:marker-start="a556" draw:marker-end="a557" svg:stroke-opacity="100%" svg:stroke-linecap="round"/>
    </style:style>
    <style:style style:family="text" style:name="a600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small-caps" fo:color="#e2e2e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small-caps" fo:color="#e2e2e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small-caps" fo:color="#e2e2e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8">
      <style:drawing-page-properties draw:fill="bitmap" draw:fill-image-name="a51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fr" fo:country="FR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0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1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draw:fill="none" draw:stroke="solid" svg:stroke-width="0.08333in" svg:stroke-color="#6f6f6f" draw:marker-start="a559" draw:marker-end="a560" svg:stroke-opacity="100%" svg:stroke-linecap="round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4">
      <style:graphic-properties draw:fill="none" draw:stroke="solid" svg:stroke-width="0.08333in" svg:stroke-color="#6f6f6f" draw:marker-start="a562" draw:marker-end="a563" svg:stroke-opacity="100%" svg:stroke-linecap="round"/>
    </style:style>
    <style:style style:family="text" style:name="a65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0.5in" fo:margin-left="0.3125in" fo:margin-right="0in" fo:text-indent="-0.3125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draw:fill="none" draw:stroke="solid" svg:stroke-width="0.08333in" svg:stroke-color="#6f6f6f" draw:marker-start="a565" draw:marker-end="a566" svg:stroke-opacity="100%" svg:stroke-linecap="round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small-caps" fo:color="#e2e2e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small-caps" fo:color="#e2e2e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fr" fo:country="FR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small-caps" fo:color="#e2e2e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small-caps" fo:color="#e2e2e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small-caps" fo:color="#e2e2e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small-caps" fo:color="#e2e2e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small-caps" fo:color="#e2e2e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small-caps" fo:color="#e2e2e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0.3125in" fo:margin-right="0in" fo:text-indent="-0.3125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3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7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2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9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59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1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84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58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72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64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0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7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60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4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8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7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</office:automatic-styles>
  <office:body>
    <office:presentation>
      <draw:page draw:name="Slide1" draw:style-name="a518" draw:master-page-name="Master1-Layout1-title-Diapositive-de-titre" presentation:presentation-page-layout-name="Master1-PPL1" draw:id="Slide-256">
        <draw:frame draw:id="id101" presentation:style-name="a522" draw:name="Titre 1" svg:x="1.91493in" svg:y="0.66667in" svg:width="9.48843in" svg:height="3.5in" presentation:class="title" presentation:placeholder="false">
          <draw:text-box>
            <text:p text:style-name="a521" text:class-names="" text:cond-style-name=""><text:span text:style-name="a519" text:class-names="">WEB SERVICES</text:span><text:span text:style-name="a520" text:class-names=""/></text:p>
          </draw:text-box>
          <svg:title/>
          <svg:desc/>
        </draw:frame>
        <draw:frame draw:id="id102" presentation:style-name="a529" draw:name="Sous-titre 2" svg:x="1.91493in" svg:y="4.25in" svg:width="9.48843in" svg:height="2.08333in" presentation:class="subtitle" presentation:placeholder="false">
          <draw:text-box>
            <text:p text:style-name="a524" text:class-names="" text:cond-style-name=""><text:span text:style-name="a523" text:class-names="">Baptiste LOURY</text:span></text:p>
            <text:p text:style-name="a526" text:class-names="" text:cond-style-name=""><text:span text:style-name="a525" text:class-names="">David TCHILIAN</text:span></text:p>
            <text:p text:style-name="a528" text:class-names="" text:cond-style-name=""><text:span text:style-name="a527" text:class-names=""/></text:p>
          </draw:text-box>
          <svg:title/>
          <svg:desc/>
        </draw:frame>
      </draw:page>
      <draw:page draw:name="Slide2" draw:style-name="a531" draw:master-page-name="Master1-Layout2-obj-Titre-et-contenu" presentation:presentation-page-layout-name="Master1-PPL2" draw:id="Slide-257">
        <draw:frame draw:id="id103" presentation:style-name="a535" draw:name="Titre 1" svg:x="1.25in" svg:y="0.47059in" svg:width="10.83333in" svg:height="1.07843in" presentation:class="title" presentation:placeholder="false">
          <draw:text-box>
            <text:p text:style-name="a534" text:class-names="" text:cond-style-name=""><text:span text:style-name="a532" text:class-names="">Schéma de l’architecture</text:span><text:span text:style-name="a533" text:class-names=""/></text:p>
          </draw:text-box>
          <svg:title/>
          <svg:desc/>
        </draw:frame>
        <draw:custom-shape svg:x="8.92892in" svg:y="2.2402in" svg:width="2.12745in" svg:height="1.37255in" draw:id="id104" draw:style-name="a539" draw:name="Rectangle 3">
          <svg:title/>
          <svg:desc/>
          <text:p text:style-name="a538" text:class-names="" text:cond-style-name=""><text:span text:style-name="a536" text:class-names="">REST</text:span><text:span text:style-name="a5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7696in" svg:y="2.2402in" svg:width="2.12745in" svg:height="1.37255in" draw:id="id105" draw:style-name="a543" draw:name="Rectangle 4">
          <svg:title/>
          <svg:desc/>
          <text:p text:style-name="a542" text:class-names="" text:cond-style-name=""><text:span text:style-name="a540" text:class-names="">SOAP</text:span><text:span text:style-name="a5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0539in" svg:y="4.9902in" svg:width="1.47059in" svg:height="1.63726in" draw:id="id106" draw:style-name="a547" draw:name="Cylindre 5">
          <svg:title/>
          <svg:desc/>
          <text:p text:style-name="a546" text:class-names="" text:cond-style-name=""><text:span text:style-name="a544" text:class-names="">postgres</text:span><text:span text:style-name="a545" text:class-names=""/></text:p>
          <draw:enhanced-geometry xmlns:dr3d="urn:oasis:names:tc:opendocument:xmlns:dr3d:1.0" draw:path-stretchpoint-x="21600" draw:path-stretchpoint-y="21600" draw:type="non-primitive" svg:viewBox="0 0 21600 21600" draw:enhanced-path="S M ?f2 ?f13 A ?f55 ?f56 ?f57 ?f58 ?f2 ?f13 ?f52 ?f54  W ?f59 ?f60 ?f61 ?f62 ?f2 ?f13 ?f52 ?f54 L ?f3 ?f15 A ?f102 ?f103 ?f104 ?f105 ?f3 ?f15 ?f99 ?f101  W ?f106 ?f107 ?f108 ?f109 ?f3 ?f15 ?f99 ?f101 Z N S M ?f2 ?f13 A ?f130 ?f131 ?f132 ?f133 ?f2 ?f13 ?f127 ?f129  W ?f134 ?f135 ?f136 ?f137 ?f2 ?f13 ?f127 ?f129 Z N F M ?f3 ?f13 A ?f157 ?f158 ?f159 ?f160 ?f3 ?f13 ?f154 ?f156  W ?f161 ?f162 ?f163 ?f164 ?f3 ?f13 ?f154 ?f156 L ?f3 ?f15 A ?f102 ?f103 ?f104 ?f105 ?f3 ?f15 ?f99 ?f101  W ?f106 ?f107 ?f108 ?f109 ?f3 ?f15 ?f99 ?f101 L ?f2 ?f13 N" draw:text-areas="?f2 ?f14 ?f3 ?f15" draw:glue-points="?f9 ?f14" draw:glue-point-leaving-directions="-360" draw:modifiers="25667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0"/>
            <draw:equation draw:name="f13" draw:formula="?f10 * ?f12 / 200000"/>
            <draw:equation draw:name="f14" draw:formula="?f13 + ?f13"/>
            <draw:equation draw:name="f15" draw:formula="?f5 - ?f13"/>
            <draw:equation draw:name="f16" draw:formula="21550000 - -10800000"/>
            <draw:equation draw:name="f17" draw:formula="if(?f16, -10800000, 21550000)"/>
            <draw:equation draw:name="f18" draw:formula="-21550000 - ?f17"/>
            <draw:equation draw:name="f19" draw:formula="if(?f18, -21550000, ?f17)"/>
            <draw:equation draw:name="f20" draw:formula="?f0 + ?f19"/>
            <draw:equation draw:name="f21" draw:formula="?f0 + ?f1"/>
            <draw:equation draw:name="f22" draw:formula="?f21 * ?f11 / ?f0"/>
            <draw:equation draw:name="f23" draw:formula="0 - ?f22"/>
            <draw:equation draw:name="f24" draw:formula="cos(?f23)"/>
            <draw:equation draw:name="f25" draw:formula="0 - ?f24"/>
            <draw:equation draw:name="f26" draw:formula="?f25 * ?f8"/>
            <draw:equation draw:name="f27" draw:formula="sin(?f23)"/>
            <draw:equation draw:name="f28" draw:formula="0 - ?f27"/>
            <draw:equation draw:name="f29" draw:formula="?f28 * ?f13"/>
            <draw:equation draw:name="f30" draw:formula="sqrt(?f26 * ?f26 + ?f29 * ?f29 + 0 * 0)"/>
            <draw:equation draw:name="f31" draw:formula="?f8 * ?f13 / ?f30"/>
            <draw:equation draw:name="f32" draw:formula="?f28 * ?f31"/>
            <draw:equation draw:name="f33" draw:formula="?f2 - ?f32"/>
            <draw:equation draw:name="f34" draw:formula="?f25 * ?f31"/>
            <draw:equation draw:name="f35" draw:formula="?f13 - ?f34"/>
            <draw:equation draw:name="f36" draw:formula="?f33 - ?f8"/>
            <draw:equation draw:name="f37" draw:formula="?f35 - ?f13"/>
            <draw:equation draw:name="f38" draw:formula="?f33 + ?f8"/>
            <draw:equation draw:name="f39" draw:formula="?f35 + ?f13"/>
            <draw:equation draw:name="f40" draw:formula="?f20 + ?f1"/>
            <draw:equation draw:name="f41" draw:formula="?f40 * ?f11 / ?f0"/>
            <draw:equation draw:name="f42" draw:formula="0 - ?f41"/>
            <draw:equation draw:name="f43" draw:formula="cos(?f42)"/>
            <draw:equation draw:name="f44" draw:formula="0 - ?f43"/>
            <draw:equation draw:name="f45" draw:formula="?f44 * ?f8"/>
            <draw:equation draw:name="f46" draw:formula="sin(?f42)"/>
            <draw:equation draw:name="f47" draw:formula="0 - ?f46"/>
            <draw:equation draw:name="f48" draw:formula="?f47 * ?f13"/>
            <draw:equation draw:name="f49" draw:formula="sqrt(?f45 * ?f45 + ?f48 * ?f48 + 0 * 0)"/>
            <draw:equation draw:name="f50" draw:formula="?f8 * ?f13 / ?f49"/>
            <draw:equation draw:name="f51" draw:formula="?f47 * ?f50"/>
            <draw:equation draw:name="f52" draw:formula="?f33 + ?f51"/>
            <draw:equation draw:name="f53" draw:formula="?f44 * ?f50"/>
            <draw:equation draw:name="f54" draw:formula="?f35 + ?f53"/>
            <draw:equation draw:name="f55" draw:formula="if(?f19, ?f2, ?f36)"/>
            <draw:equation draw:name="f56" draw:formula="if(?f19, ?f13, ?f37)"/>
            <draw:equation draw:name="f57" draw:formula="if(?f19, ?f2, ?f38)"/>
            <draw:equation draw:name="f58" draw:formula="if(?f19, ?f13, ?f39)"/>
            <draw:equation draw:name="f59" draw:formula="if(?f19, ?f36, ?f52)"/>
            <draw:equation draw:name="f60" draw:formula="if(?f19, ?f37, ?f54)"/>
            <draw:equation draw:name="f61" draw:formula="if(?f19, ?f38, ?f52)"/>
            <draw:equation draw:name="f62" draw:formula="if(?f19, ?f39, ?f54)"/>
            <draw:equation draw:name="f63" draw:formula="21550000 - ?f0"/>
            <draw:equation draw:name="f64" draw:formula="if(?f63, ?f0, 21550000)"/>
            <draw:equation draw:name="f65" draw:formula="-21550000 - ?f64"/>
            <draw:equation draw:name="f66" draw:formula="if(?f65, -21550000, ?f64)"/>
            <draw:equation draw:name="f67" draw:formula="0 + ?f66"/>
            <draw:equation draw:name="f68" draw:formula="0 + ?f1"/>
            <draw:equation draw:name="f69" draw:formula="?f68 * ?f11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8"/>
            <draw:equation draw:name="f74" draw:formula="sin(?f70)"/>
            <draw:equation draw:name="f75" draw:formula="0 - ?f74"/>
            <draw:equation draw:name="f76" draw:formula="?f75 * ?f13"/>
            <draw:equation draw:name="f77" draw:formula="sqrt(?f73 * ?f73 + ?f76 * ?f76 + 0 * 0)"/>
            <draw:equation draw:name="f78" draw:formula="?f8 * ?f13 / ?f77"/>
            <draw:equation draw:name="f79" draw:formula="?f75 * ?f78"/>
            <draw:equation draw:name="f80" draw:formula="?f3 - ?f79"/>
            <draw:equation draw:name="f81" draw:formula="?f72 * ?f78"/>
            <draw:equation draw:name="f82" draw:formula="?f15 - ?f81"/>
            <draw:equation draw:name="f83" draw:formula="?f80 - ?f8"/>
            <draw:equation draw:name="f84" draw:formula="?f82 - ?f13"/>
            <draw:equation draw:name="f85" draw:formula="?f80 + ?f8"/>
            <draw:equation draw:name="f86" draw:formula="?f82 + ?f13"/>
            <draw:equation draw:name="f87" draw:formula="?f67 + ?f1"/>
            <draw:equation draw:name="f88" draw:formula="?f87 * ?f11 / ?f0"/>
            <draw:equation draw:name="f89" draw:formula="0 - ?f88"/>
            <draw:equation draw:name="f90" draw:formula="cos(?f89)"/>
            <draw:equation draw:name="f91" draw:formula="0 - ?f90"/>
            <draw:equation draw:name="f92" draw:formula="?f91 * ?f8"/>
            <draw:equation draw:name="f93" draw:formula="sin(?f89)"/>
            <draw:equation draw:name="f94" draw:formula="0 - ?f93"/>
            <draw:equation draw:name="f95" draw:formula="?f94 * ?f13"/>
            <draw:equation draw:name="f96" draw:formula="sqrt(?f92 * ?f92 + ?f95 * ?f95 + 0 * 0)"/>
            <draw:equation draw:name="f97" draw:formula="?f8 * ?f13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66, ?f3, ?f83)"/>
            <draw:equation draw:name="f103" draw:formula="if(?f66, ?f15, ?f84)"/>
            <draw:equation draw:name="f104" draw:formula="if(?f66, ?f3, ?f85)"/>
            <draw:equation draw:name="f105" draw:formula="if(?f66, ?f15, ?f86)"/>
            <draw:equation draw:name="f106" draw:formula="if(?f66, ?f83, ?f99)"/>
            <draw:equation draw:name="f107" draw:formula="if(?f66, ?f84, ?f101)"/>
            <draw:equation draw:name="f108" draw:formula="if(?f66, ?f85, ?f99)"/>
            <draw:equation draw:name="f109" draw:formula="if(?f66, ?f86, ?f101)"/>
            <draw:equation draw:name="f110" draw:formula="21550000 - 21600000"/>
            <draw:equation draw:name="f111" draw:formula="if(?f110, 21600000, 21550000)"/>
            <draw:equation draw:name="f112" draw:formula="-21550000 - ?f111"/>
            <draw:equation draw:name="f113" draw:formula="if(?f112, -21550000, ?f111)"/>
            <draw:equation draw:name="f114" draw:formula="?f0 + ?f113"/>
            <draw:equation draw:name="f115" draw:formula="?f114 + ?f1"/>
            <draw:equation draw:name="f116" draw:formula="?f115 * ?f11 / ?f0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8"/>
            <draw:equation draw:name="f121" draw:formula="sin(?f117)"/>
            <draw:equation draw:name="f122" draw:formula="0 - ?f121"/>
            <draw:equation draw:name="f123" draw:formula="?f122 * ?f13"/>
            <draw:equation draw:name="f124" draw:formula="sqrt(?f120 * ?f120 + ?f123 * ?f123 + 0 * 0)"/>
            <draw:equation draw:name="f125" draw:formula="?f8 * ?f13 / ?f124"/>
            <draw:equation draw:name="f126" draw:formula="?f122 * ?f125"/>
            <draw:equation draw:name="f127" draw:formula="?f33 + ?f126"/>
            <draw:equation draw:name="f128" draw:formula="?f119 * ?f125"/>
            <draw:equation draw:name="f129" draw:formula="?f35 + ?f128"/>
            <draw:equation draw:name="f130" draw:formula="if(?f113, ?f2, ?f36)"/>
            <draw:equation draw:name="f131" draw:formula="if(?f113, ?f13, ?f37)"/>
            <draw:equation draw:name="f132" draw:formula="if(?f113, ?f2, ?f38)"/>
            <draw:equation draw:name="f133" draw:formula="if(?f113, ?f13, ?f39)"/>
            <draw:equation draw:name="f134" draw:formula="if(?f113, ?f36, ?f127)"/>
            <draw:equation draw:name="f135" draw:formula="if(?f113, ?f37, ?f129)"/>
            <draw:equation draw:name="f136" draw:formula="if(?f113, ?f38, ?f127)"/>
            <draw:equation draw:name="f137" draw:formula="if(?f113, ?f39, ?f129)"/>
            <draw:equation draw:name="f138" draw:formula="0 + ?f113"/>
            <draw:equation draw:name="f139" draw:formula="?f13 - ?f81"/>
            <draw:equation draw:name="f140" draw:formula="?f139 - ?f13"/>
            <draw:equation draw:name="f141" draw:formula="?f139 + ?f13"/>
            <draw:equation draw:name="f142" draw:formula="?f138 + ?f1"/>
            <draw:equation draw:name="f143" draw:formula="?f142 * ?f11 / ?f0"/>
            <draw:equation draw:name="f144" draw:formula="0 - ?f143"/>
            <draw:equation draw:name="f145" draw:formula="cos(?f144)"/>
            <draw:equation draw:name="f146" draw:formula="0 - ?f145"/>
            <draw:equation draw:name="f147" draw:formula="?f146 * ?f8"/>
            <draw:equation draw:name="f148" draw:formula="sin(?f144)"/>
            <draw:equation draw:name="f149" draw:formula="0 - ?f148"/>
            <draw:equation draw:name="f150" draw:formula="?f149 * ?f13"/>
            <draw:equation draw:name="f151" draw:formula="sqrt(?f147 * ?f147 + ?f150 * ?f150 + 0 * 0)"/>
            <draw:equation draw:name="f152" draw:formula="?f8 * ?f13 / ?f151"/>
            <draw:equation draw:name="f153" draw:formula="?f149 * ?f152"/>
            <draw:equation draw:name="f154" draw:formula="?f80 + ?f153"/>
            <draw:equation draw:name="f155" draw:formula="?f146 * ?f152"/>
            <draw:equation draw:name="f156" draw:formula="?f139 + ?f155"/>
            <draw:equation draw:name="f157" draw:formula="if(?f113, ?f3, ?f83)"/>
            <draw:equation draw:name="f158" draw:formula="if(?f113, ?f13, ?f140)"/>
            <draw:equation draw:name="f159" draw:formula="if(?f113, ?f3, ?f85)"/>
            <draw:equation draw:name="f160" draw:formula="if(?f113, ?f13, ?f141)"/>
            <draw:equation draw:name="f161" draw:formula="if(?f113, ?f83, ?f154)"/>
            <draw:equation draw:name="f162" draw:formula="if(?f113, ?f140, ?f156)"/>
            <draw:equation draw:name="f163" draw:formula="if(?f113, ?f85, ?f154)"/>
            <draw:equation draw:name="f164" draw:formula="if(?f113, ?f141, ?f156)"/>
          </draw:enhanced-geometry>
        </draw:custom-shape>
        <draw:custom-shape svg:x="9.25735in" svg:y="4.9902in" svg:width="1.47059in" svg:height="1.63726in" draw:id="id107" draw:style-name="a551" draw:name="Cylindre 6">
          <svg:title/>
          <svg:desc/>
          <text:p text:style-name="a550" text:class-names="" text:cond-style-name=""><text:span text:style-name="a548" text:class-names="">MySQL</text:span><text:span text:style-name="a549" text:class-names=""/></text:p>
          <draw:enhanced-geometry xmlns:dr3d="urn:oasis:names:tc:opendocument:xmlns:dr3d:1.0" draw:path-stretchpoint-x="21600" draw:path-stretchpoint-y="21600" draw:type="non-primitive" svg:viewBox="0 0 21600 21600" draw:enhanced-path="S M ?f2 ?f13 A ?f55 ?f56 ?f57 ?f58 ?f2 ?f13 ?f52 ?f54  W ?f59 ?f60 ?f61 ?f62 ?f2 ?f13 ?f52 ?f54 L ?f3 ?f15 A ?f102 ?f103 ?f104 ?f105 ?f3 ?f15 ?f99 ?f101  W ?f106 ?f107 ?f108 ?f109 ?f3 ?f15 ?f99 ?f101 Z N S M ?f2 ?f13 A ?f130 ?f131 ?f132 ?f133 ?f2 ?f13 ?f127 ?f129  W ?f134 ?f135 ?f136 ?f137 ?f2 ?f13 ?f127 ?f129 Z N F M ?f3 ?f13 A ?f157 ?f158 ?f159 ?f160 ?f3 ?f13 ?f154 ?f156  W ?f161 ?f162 ?f163 ?f164 ?f3 ?f13 ?f154 ?f156 L ?f3 ?f15 A ?f102 ?f103 ?f104 ?f105 ?f3 ?f15 ?f99 ?f101  W ?f106 ?f107 ?f108 ?f109 ?f3 ?f15 ?f99 ?f101 L ?f2 ?f13 N" draw:text-areas="?f2 ?f14 ?f3 ?f15" draw:glue-points="?f9 ?f14" draw:glue-point-leaving-directions="-360" draw:modifiers="25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0"/>
            <draw:equation draw:name="f13" draw:formula="?f10 * ?f12 / 200000"/>
            <draw:equation draw:name="f14" draw:formula="?f13 + ?f13"/>
            <draw:equation draw:name="f15" draw:formula="?f5 - ?f13"/>
            <draw:equation draw:name="f16" draw:formula="21550000 - -10800000"/>
            <draw:equation draw:name="f17" draw:formula="if(?f16, -10800000, 21550000)"/>
            <draw:equation draw:name="f18" draw:formula="-21550000 - ?f17"/>
            <draw:equation draw:name="f19" draw:formula="if(?f18, -21550000, ?f17)"/>
            <draw:equation draw:name="f20" draw:formula="?f0 + ?f19"/>
            <draw:equation draw:name="f21" draw:formula="?f0 + ?f1"/>
            <draw:equation draw:name="f22" draw:formula="?f21 * ?f11 / ?f0"/>
            <draw:equation draw:name="f23" draw:formula="0 - ?f22"/>
            <draw:equation draw:name="f24" draw:formula="cos(?f23)"/>
            <draw:equation draw:name="f25" draw:formula="0 - ?f24"/>
            <draw:equation draw:name="f26" draw:formula="?f25 * ?f8"/>
            <draw:equation draw:name="f27" draw:formula="sin(?f23)"/>
            <draw:equation draw:name="f28" draw:formula="0 - ?f27"/>
            <draw:equation draw:name="f29" draw:formula="?f28 * ?f13"/>
            <draw:equation draw:name="f30" draw:formula="sqrt(?f26 * ?f26 + ?f29 * ?f29 + 0 * 0)"/>
            <draw:equation draw:name="f31" draw:formula="?f8 * ?f13 / ?f30"/>
            <draw:equation draw:name="f32" draw:formula="?f28 * ?f31"/>
            <draw:equation draw:name="f33" draw:formula="?f2 - ?f32"/>
            <draw:equation draw:name="f34" draw:formula="?f25 * ?f31"/>
            <draw:equation draw:name="f35" draw:formula="?f13 - ?f34"/>
            <draw:equation draw:name="f36" draw:formula="?f33 - ?f8"/>
            <draw:equation draw:name="f37" draw:formula="?f35 - ?f13"/>
            <draw:equation draw:name="f38" draw:formula="?f33 + ?f8"/>
            <draw:equation draw:name="f39" draw:formula="?f35 + ?f13"/>
            <draw:equation draw:name="f40" draw:formula="?f20 + ?f1"/>
            <draw:equation draw:name="f41" draw:formula="?f40 * ?f11 / ?f0"/>
            <draw:equation draw:name="f42" draw:formula="0 - ?f41"/>
            <draw:equation draw:name="f43" draw:formula="cos(?f42)"/>
            <draw:equation draw:name="f44" draw:formula="0 - ?f43"/>
            <draw:equation draw:name="f45" draw:formula="?f44 * ?f8"/>
            <draw:equation draw:name="f46" draw:formula="sin(?f42)"/>
            <draw:equation draw:name="f47" draw:formula="0 - ?f46"/>
            <draw:equation draw:name="f48" draw:formula="?f47 * ?f13"/>
            <draw:equation draw:name="f49" draw:formula="sqrt(?f45 * ?f45 + ?f48 * ?f48 + 0 * 0)"/>
            <draw:equation draw:name="f50" draw:formula="?f8 * ?f13 / ?f49"/>
            <draw:equation draw:name="f51" draw:formula="?f47 * ?f50"/>
            <draw:equation draw:name="f52" draw:formula="?f33 + ?f51"/>
            <draw:equation draw:name="f53" draw:formula="?f44 * ?f50"/>
            <draw:equation draw:name="f54" draw:formula="?f35 + ?f53"/>
            <draw:equation draw:name="f55" draw:formula="if(?f19, ?f2, ?f36)"/>
            <draw:equation draw:name="f56" draw:formula="if(?f19, ?f13, ?f37)"/>
            <draw:equation draw:name="f57" draw:formula="if(?f19, ?f2, ?f38)"/>
            <draw:equation draw:name="f58" draw:formula="if(?f19, ?f13, ?f39)"/>
            <draw:equation draw:name="f59" draw:formula="if(?f19, ?f36, ?f52)"/>
            <draw:equation draw:name="f60" draw:formula="if(?f19, ?f37, ?f54)"/>
            <draw:equation draw:name="f61" draw:formula="if(?f19, ?f38, ?f52)"/>
            <draw:equation draw:name="f62" draw:formula="if(?f19, ?f39, ?f54)"/>
            <draw:equation draw:name="f63" draw:formula="21550000 - ?f0"/>
            <draw:equation draw:name="f64" draw:formula="if(?f63, ?f0, 21550000)"/>
            <draw:equation draw:name="f65" draw:formula="-21550000 - ?f64"/>
            <draw:equation draw:name="f66" draw:formula="if(?f65, -21550000, ?f64)"/>
            <draw:equation draw:name="f67" draw:formula="0 + ?f66"/>
            <draw:equation draw:name="f68" draw:formula="0 + ?f1"/>
            <draw:equation draw:name="f69" draw:formula="?f68 * ?f11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8"/>
            <draw:equation draw:name="f74" draw:formula="sin(?f70)"/>
            <draw:equation draw:name="f75" draw:formula="0 - ?f74"/>
            <draw:equation draw:name="f76" draw:formula="?f75 * ?f13"/>
            <draw:equation draw:name="f77" draw:formula="sqrt(?f73 * ?f73 + ?f76 * ?f76 + 0 * 0)"/>
            <draw:equation draw:name="f78" draw:formula="?f8 * ?f13 / ?f77"/>
            <draw:equation draw:name="f79" draw:formula="?f75 * ?f78"/>
            <draw:equation draw:name="f80" draw:formula="?f3 - ?f79"/>
            <draw:equation draw:name="f81" draw:formula="?f72 * ?f78"/>
            <draw:equation draw:name="f82" draw:formula="?f15 - ?f81"/>
            <draw:equation draw:name="f83" draw:formula="?f80 - ?f8"/>
            <draw:equation draw:name="f84" draw:formula="?f82 - ?f13"/>
            <draw:equation draw:name="f85" draw:formula="?f80 + ?f8"/>
            <draw:equation draw:name="f86" draw:formula="?f82 + ?f13"/>
            <draw:equation draw:name="f87" draw:formula="?f67 + ?f1"/>
            <draw:equation draw:name="f88" draw:formula="?f87 * ?f11 / ?f0"/>
            <draw:equation draw:name="f89" draw:formula="0 - ?f88"/>
            <draw:equation draw:name="f90" draw:formula="cos(?f89)"/>
            <draw:equation draw:name="f91" draw:formula="0 - ?f90"/>
            <draw:equation draw:name="f92" draw:formula="?f91 * ?f8"/>
            <draw:equation draw:name="f93" draw:formula="sin(?f89)"/>
            <draw:equation draw:name="f94" draw:formula="0 - ?f93"/>
            <draw:equation draw:name="f95" draw:formula="?f94 * ?f13"/>
            <draw:equation draw:name="f96" draw:formula="sqrt(?f92 * ?f92 + ?f95 * ?f95 + 0 * 0)"/>
            <draw:equation draw:name="f97" draw:formula="?f8 * ?f13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66, ?f3, ?f83)"/>
            <draw:equation draw:name="f103" draw:formula="if(?f66, ?f15, ?f84)"/>
            <draw:equation draw:name="f104" draw:formula="if(?f66, ?f3, ?f85)"/>
            <draw:equation draw:name="f105" draw:formula="if(?f66, ?f15, ?f86)"/>
            <draw:equation draw:name="f106" draw:formula="if(?f66, ?f83, ?f99)"/>
            <draw:equation draw:name="f107" draw:formula="if(?f66, ?f84, ?f101)"/>
            <draw:equation draw:name="f108" draw:formula="if(?f66, ?f85, ?f99)"/>
            <draw:equation draw:name="f109" draw:formula="if(?f66, ?f86, ?f101)"/>
            <draw:equation draw:name="f110" draw:formula="21550000 - 21600000"/>
            <draw:equation draw:name="f111" draw:formula="if(?f110, 21600000, 21550000)"/>
            <draw:equation draw:name="f112" draw:formula="-21550000 - ?f111"/>
            <draw:equation draw:name="f113" draw:formula="if(?f112, -21550000, ?f111)"/>
            <draw:equation draw:name="f114" draw:formula="?f0 + ?f113"/>
            <draw:equation draw:name="f115" draw:formula="?f114 + ?f1"/>
            <draw:equation draw:name="f116" draw:formula="?f115 * ?f11 / ?f0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8"/>
            <draw:equation draw:name="f121" draw:formula="sin(?f117)"/>
            <draw:equation draw:name="f122" draw:formula="0 - ?f121"/>
            <draw:equation draw:name="f123" draw:formula="?f122 * ?f13"/>
            <draw:equation draw:name="f124" draw:formula="sqrt(?f120 * ?f120 + ?f123 * ?f123 + 0 * 0)"/>
            <draw:equation draw:name="f125" draw:formula="?f8 * ?f13 / ?f124"/>
            <draw:equation draw:name="f126" draw:formula="?f122 * ?f125"/>
            <draw:equation draw:name="f127" draw:formula="?f33 + ?f126"/>
            <draw:equation draw:name="f128" draw:formula="?f119 * ?f125"/>
            <draw:equation draw:name="f129" draw:formula="?f35 + ?f128"/>
            <draw:equation draw:name="f130" draw:formula="if(?f113, ?f2, ?f36)"/>
            <draw:equation draw:name="f131" draw:formula="if(?f113, ?f13, ?f37)"/>
            <draw:equation draw:name="f132" draw:formula="if(?f113, ?f2, ?f38)"/>
            <draw:equation draw:name="f133" draw:formula="if(?f113, ?f13, ?f39)"/>
            <draw:equation draw:name="f134" draw:formula="if(?f113, ?f36, ?f127)"/>
            <draw:equation draw:name="f135" draw:formula="if(?f113, ?f37, ?f129)"/>
            <draw:equation draw:name="f136" draw:formula="if(?f113, ?f38, ?f127)"/>
            <draw:equation draw:name="f137" draw:formula="if(?f113, ?f39, ?f129)"/>
            <draw:equation draw:name="f138" draw:formula="0 + ?f113"/>
            <draw:equation draw:name="f139" draw:formula="?f13 - ?f81"/>
            <draw:equation draw:name="f140" draw:formula="?f139 - ?f13"/>
            <draw:equation draw:name="f141" draw:formula="?f139 + ?f13"/>
            <draw:equation draw:name="f142" draw:formula="?f138 + ?f1"/>
            <draw:equation draw:name="f143" draw:formula="?f142 * ?f11 / ?f0"/>
            <draw:equation draw:name="f144" draw:formula="0 - ?f143"/>
            <draw:equation draw:name="f145" draw:formula="cos(?f144)"/>
            <draw:equation draw:name="f146" draw:formula="0 - ?f145"/>
            <draw:equation draw:name="f147" draw:formula="?f146 * ?f8"/>
            <draw:equation draw:name="f148" draw:formula="sin(?f144)"/>
            <draw:equation draw:name="f149" draw:formula="0 - ?f148"/>
            <draw:equation draw:name="f150" draw:formula="?f149 * ?f13"/>
            <draw:equation draw:name="f151" draw:formula="sqrt(?f147 * ?f147 + ?f150 * ?f150 + 0 * 0)"/>
            <draw:equation draw:name="f152" draw:formula="?f8 * ?f13 / ?f151"/>
            <draw:equation draw:name="f153" draw:formula="?f149 * ?f152"/>
            <draw:equation draw:name="f154" draw:formula="?f80 + ?f153"/>
            <draw:equation draw:name="f155" draw:formula="?f146 * ?f152"/>
            <draw:equation draw:name="f156" draw:formula="?f139 + ?f155"/>
            <draw:equation draw:name="f157" draw:formula="if(?f113, ?f3, ?f83)"/>
            <draw:equation draw:name="f158" draw:formula="if(?f113, ?f13, ?f140)"/>
            <draw:equation draw:name="f159" draw:formula="if(?f113, ?f3, ?f85)"/>
            <draw:equation draw:name="f160" draw:formula="if(?f113, ?f13, ?f141)"/>
            <draw:equation draw:name="f161" draw:formula="if(?f113, ?f83, ?f154)"/>
            <draw:equation draw:name="f162" draw:formula="if(?f113, ?f140, ?f156)"/>
            <draw:equation draw:name="f163" draw:formula="if(?f113, ?f85, ?f154)"/>
            <draw:equation draw:name="f164" draw:formula="if(?f113, ?f141, ?f156)"/>
          </draw:enhanced-geometry>
        </draw:custom-shape>
        <draw:custom-shape svg:x="1.625in" svg:y="2.23044in" svg:width="2.12745in" svg:height="1.37255in" draw:id="id108" draw:style-name="a555" draw:name="Rectangle 7">
          <svg:title/>
          <svg:desc/>
          <text:p text:style-name="a554" text:class-names="" text:cond-style-name=""><text:span text:style-name="a552" text:class-names="">CLIENT</text:span><text:span text:style-name="a5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75245in" svg:y1="2.91672in" draw:start-shape="id108" draw:start-glue-point="1" svg:x2="5.27696in" svg:y2="2.92647in" draw:end-shape="id105" draw:end-glue-point="3" draw:id="id109" draw:style-name="a558" draw:name="Connecteur droit avec flèche 17">
          <svg:title/>
          <svg:desc/>
        </draw:connector>
        <draw:connector draw:type="line" svg:x1="7.40441in" svg:y1="2.92647in" draw:start-shape="id105" draw:start-glue-point="1" svg:x2="8.92892in" svg:y2="2.92647in" draw:end-shape="id104" draw:end-glue-point="3" draw:id="id110" draw:style-name="a561" draw:name="Connecteur droit avec flèche 18">
          <svg:title/>
          <svg:desc/>
        </draw:connector>
        <draw:connector draw:type="line" svg:x1="6.34069in" svg:y1="3.61275in" draw:start-shape="id105" draw:start-glue-point="2" svg:x2="6.34069in" svg:y2="4.9902in" draw:end-shape="id106" draw:end-glue-point="0" draw:id="id111" draw:style-name="a564" draw:name="Connecteur droit avec flèche 21">
          <svg:title/>
          <svg:desc/>
        </draw:connector>
        <draw:connector draw:type="line" svg:x1="9.99265in" svg:y1="4.9902in" draw:start-shape="id107" draw:start-glue-point="0" svg:x2="9.99265in" svg:y2="3.61275in" draw:end-shape="id104" draw:end-glue-point="2" draw:id="id112" draw:style-name="a567" draw:name="Connecteur droit avec flèche 25">
          <svg:title/>
          <svg:desc/>
        </draw:connector>
        <draw:frame draw:id="id113" draw:style-name="a596" draw:name="ZoneTexte 28" svg:x="0.75367in" svg:y="4.28441in" svg:width="3.41422in" svg:height="2.52441in">
          <draw:text-box>
            <text:p text:style-name="a569" text:class-names="" text:cond-style-name=""><text:span text:style-name="a568" text:class-names="">Technologies :<text:s text:c="1"/></text:span></text:p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Java 8 - Spring Boot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Jaxb2</text:span></text:p>
              </text:list-item>
            </text:list>
            <text:list text:style-name="a584">
              <text:list-item>
                <text:p text:style-name="a583" text:class-names="" text:cond-style-name=""><text:span text:style-name="a579" text:class-names="">PHP</text:span><text:span text:style-name="a580" text:class-names=""><text:s text:c="1"/></text:span><text:span text:style-name="a581" text:class-names="">8.1</text:span><text:span text:style-name="a582" text:class-names=""/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Apache</text:span></text:p>
              </text:list-item>
            </text:list>
            <text:list text:style-name="a591">
              <text:list-item>
                <text:p text:style-name="a590" text:class-names="" text:cond-style-name=""><text:span text:style-name="a588" text:class-names="">Postgres</text:span><text:span text:style-name="a589" text:class-names=""/></text:p>
              </text:list-item>
            </text:list>
            <text:list text:style-name="a595">
              <text:list-item>
                <text:p text:style-name="a594" text:class-names="" text:cond-style-name=""><text:span text:style-name="a592" text:class-names="">MySQL</text:span><text:span text:style-name="a593" text:class-names=""/></text:p>
              </text:list-item>
            </text:list>
          </draw:text-box>
          <svg:title/>
          <svg:desc/>
        </draw:frame>
      </draw:page>
      <draw:page draw:name="Slide3" draw:style-name="a598" draw:master-page-name="Master1-Layout2-obj-Titre-et-contenu" presentation:presentation-page-layout-name="Master1-PPL2" draw:id="Slide-258">
        <draw:frame draw:id="id114" presentation:style-name="a602" draw:name="Titre 1" svg:x="1.24826in" svg:y="0.66667in" svg:width="10.83333in" svg:height="1.12745in" presentation:class="title" presentation:placeholder="false">
          <draw:text-box>
            <text:p text:style-name="a601" text:class-names="" text:cond-style-name=""><text:span text:style-name="a599" text:class-names="">REST - Routes</text:span><text:span text:style-name="a600" text:class-names=""/></text:p>
          </draw:text-box>
          <svg:title/>
          <svg:desc/>
        </draw:frame>
        <draw:frame draw:id="id115" presentation:style-name="a647" draw:name="Espace réservé du contenu 2" svg:x="1.24826in" svg:y="2.0098in" svg:width="10.83333in" svg:height="4.32353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/trains/{id} (GET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/trains (GET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09" text:class-names="">/trains/</text:span><text:span text:style-name="a610" text:class-names="">from</text:span><text:span text:style-name="a611" text:class-names="">/{ville}/to/{ville} (GET)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14" text:class-names="">/trains/</text:span><text:span text:style-name="a615" text:class-names="">from</text:span><text:span text:style-name="a616" text:class-names="">/{ville}/to/{ville}/</text:span><text:span text:style-name="a617" text:class-names="">departure</text:span><text:span text:style-name="a618" text:class-names="">/{</text:span><text:span text:style-name="a619" text:class-names="">date_heure</text:span><text:span text:style-name="a620" text:class-names="">} (GET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3" text:class-names="">/trains/</text:span><text:span text:style-name="a624" text:class-names="">from</text:span><text:span text:style-name="a625" text:class-names="">/{ville}/to/{ville}/</text:span><text:span text:style-name="a626" text:class-names="">arrival</text:span><text:span text:style-name="a627" text:class-names="">/{</text:span><text:span text:style-name="a628" text:class-names="">date_heure</text:span><text:span text:style-name="a629" text:class-names="">} (GET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2" text:class-names="">/</text:span><text:span text:style-name="a633" text:class-names="">reservations</text:span><text:span text:style-name="a634" text:class-names=""><text:s text:c="1"/>(POST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7" text:class-names="">/</text:span><text:span text:style-name="a638" text:class-names="">reservations</text:span><text:span text:style-name="a639" text:class-names="">/{id} (GET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2" text:class-names="">/</text:span><text:span text:style-name="a643" text:class-names="">reservations</text:span><text:span text:style-name="a644" text:class-names=""><text:s text:c="1"/>(GET)<text:s text:c="1"/></text:span></text:p>
              </text:list-item>
            </text:list>
          </draw:text-box>
          <svg:title/>
          <svg:desc/>
        </draw:frame>
      </draw:page>
      <draw:page draw:name="Slide4" draw:style-name="a649" draw:master-page-name="Master1-Layout2-obj-Titre-et-contenu" presentation:presentation-page-layout-name="Master1-PPL2" draw:id="Slide-259">
        <draw:frame draw:id="id116" presentation:style-name="a653" draw:name="Titre 1" svg:x="1.24826in" svg:y="0.66667in" svg:width="10.83333in" svg:height="1.03922in" presentation:class="title" presentation:placeholder="false">
          <draw:text-box>
            <text:p text:style-name="a652" text:class-names="" text:cond-style-name=""><text:span text:style-name="a650" text:class-names="">Soap <text:s text:c="1"/>– <text:s text:c="1"/>Requêtes<text:s text:c="1"/></text:span><text:span text:style-name="a651" text:class-names=""/></text:p>
          </draw:text-box>
          <svg:title/>
          <svg:desc/>
        </draw:frame>
        <draw:frame draw:id="id117" presentation:style-name="a684" draw:name="Espace réservé du contenu 2" svg:x="1.69925in" svg:y="1.97549in" svg:width="10.83333in" svg:height="4.10294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4" text:class-names="">signUpRequest</text:span><text:span text:style-name="a655" text:class-names="">/</text:span><text:span text:style-name="a656" text:class-names="">Response</text:span><text:span text:style-name="a657" text:class-names=""/></text:p>
              </text:list-item>
            </text:list>
            <text:list text:style-name="a665">
              <text:list-item>
                <text:p text:style-name="a664" text:class-names="" text:cond-style-name=""><text:span text:style-name="a660" text:class-names="">signInRequest</text:span><text:span text:style-name="a661" text:class-names="">/</text:span><text:span text:style-name="a662" text:class-names="">Response</text:span><text:span text:style-name="a663" text:class-names=""/></text:p>
              </text:list-item>
            </text:list>
            <text:list text:style-name="a671">
              <text:list-item>
                <text:p text:style-name="a670" text:class-names="" text:cond-style-name=""><text:span text:style-name="a666" text:class-names="">fetchTrainRequest</text:span><text:span text:style-name="a667" text:class-names="">/</text:span><text:span text:style-name="a668" text:class-names="">Response</text:span><text:span text:style-name="a669" text:class-names=""/></text:p>
              </text:list-item>
            </text:list>
            <text:list text:style-name="a677">
              <text:list-item>
                <text:p text:style-name="a676" text:class-names="" text:cond-style-name=""><text:span text:style-name="a672" text:class-names="">bookTrainRequest</text:span><text:span text:style-name="a673" text:class-names="">/</text:span><text:span text:style-name="a674" text:class-names="">Response</text:span><text:span text:style-name="a675" text:class-names=""/></text:p>
              </text:list-item>
            </text:list>
            <text:list text:style-name="a683">
              <text:list-item>
                <text:p text:style-name="a682" text:class-names="" text:cond-style-name=""><text:span text:style-name="a678" text:class-names="">seeBookingRequest</text:span><text:span text:style-name="a679" text:class-names="">/</text:span><text:span text:style-name="a680" text:class-names="">Response</text:span><text:span text:style-name="a681" text:class-names=""/></text:p>
              </text:list-item>
            </text:list>
          </draw:text-box>
          <svg:title/>
          <svg:desc/>
        </draw:frame>
      </draw:page>
      <draw:page draw:name="Slide5" draw:style-name="a686" draw:master-page-name="Master1-Layout2-obj-Titre-et-contenu" presentation:presentation-page-layout-name="Master1-PPL2" draw:id="Slide-260"/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91493in" svg:y="0.66667in" svg:width="9.48843in" svg:height="3.5in"/>
      <presentation:placeholder presentation:object="subtitle" svg:x="1.91493in" svg:y="4.25in" svg:width="9.48843in" svg:height="2.0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2" style:display-name="Titre et contenu">
      <presentation:placeholder presentation:object="title" svg:x="1.24826in" svg:y="0.66667in" svg:width="10.83333in" svg:height="2.08333in"/>
      <presentation:placeholder presentation:object="object" svg:x="1.24826in" svg:y="2.91667in" svg:width="10.83333in" svg:height="3.41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3" style:display-name="Titre de section">
      <presentation:placeholder presentation:object="title" svg:x="1.91493in" svg:y="3.61831in" svg:width="9.5in" svg:height="1.6063in"/>
      <presentation:placeholder presentation:object="outline" svg:x="1.91493in" svg:y="5.22461in" svg:width="9.5in" svg:height="0.94094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4" style:display-name="Deux contenus">
      <presentation:placeholder presentation:object="title" svg:x="1.24826in" svg:y="0.66667in" svg:width="10.83333in" svg:height="2.08333in"/>
      <presentation:placeholder presentation:object="object" svg:x="1.24826in" svg:y="2.91667in" svg:width="5.33333in" svg:height="3.41667in"/>
      <presentation:placeholder presentation:object="object" svg:x="6.74826in" svg:y="2.91667in" svg:width="5.33333in" svg:height="3.41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5" style:display-name="Comparaison">
      <presentation:placeholder presentation:object="title" svg:x="1.24826in" svg:y="0.66667in" svg:width="10.83333in" svg:height="2.08333in"/>
      <presentation:placeholder presentation:object="outline" svg:x="1.56308in" svg:y="2.90741in" svg:width="5.01852in" svg:height="0.63021in"/>
      <presentation:placeholder presentation:object="object" svg:x="1.24826in" svg:y="3.54687in" svg:width="5.33333in" svg:height="2.78646in"/>
      <presentation:placeholder presentation:object="outline" svg:x="7.0463in" svg:y="2.91667in" svg:width="5.0353in" svg:height="0.63021in"/>
      <presentation:placeholder presentation:object="object" svg:x="6.74826in" svg:y="3.54687in" svg:width="5.33333in" svg:height="2.78646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6" style:display-name="Titre seul">
      <presentation:placeholder presentation:object="title" svg:x="1.24826in" svg:y="0.66667in" svg:width="10.83333in" svg:height="2.0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7" style:display-name="Vide"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8" style:display-name="Contenu avec légende">
      <presentation:placeholder presentation:object="title" svg:x="1.24826in" svg:y="1.75in" svg:width="3.88137in" svg:height="1.5in"/>
      <presentation:placeholder presentation:object="object" svg:x="5.5816in" svg:y="0.66667in" svg:width="6.5in" svg:height="5.66667in"/>
      <presentation:placeholder presentation:object="outline" svg:x="1.24826in" svg:y="3.25in" svg:width="3.88137in" svg:height="2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9" style:display-name="Image avec légende">
      <presentation:placeholder presentation:object="title" svg:x="1.24826in" svg:y="1.75in" svg:width="5.83333in" svg:height="1.5in"/>
      <presentation:placeholder presentation:object="graphic" svg:x="8.12963in" svg:y="-0.02in" svg:width="3.58333in" svg:height="7.55in"/>
      <presentation:placeholder presentation:object="outline" svg:x="1.24826in" svg:y="3.25in" svg:width="5.83333in" svg:height="2in"/>
      <presentation:placeholder presentation:object="date-time" svg:x="6.99826in" svg:y="6.43403in" svg:width="1in" svg:height="0.39931in"/>
      <presentation:placeholder presentation:object="footer" svg:x="1.24826in" svg:y="6.43403in" svg:width="5.58333in" svg:height="0.39931in"/>
      <presentation:placeholder presentation:object="page-number" svg:x="11.74826in" svg:y="6.43403in" svg:width="0.35276in" svg:height="0.39931in"/>
    </style:presentation-page-layout>
    <style:presentation-page-layout style:name="Master1-PPL10" style:display-name="Image panoramique avec légende">
      <presentation:placeholder presentation:object="title" svg:x="1.24826in" svg:y="5.17592in" svg:width="10.83333in" svg:height="0.61979in"/>
      <presentation:placeholder presentation:object="graphic" svg:x="2.16493in" svg:y="1.01937in" svg:width="8.996in" svg:height="3.46126in"/>
      <presentation:placeholder presentation:object="outline" svg:x="1.24826in" svg:y="5.79572in" svg:width="10.83333in" svg:height="0.5399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1" style:display-name="Titre et légende">
      <presentation:placeholder presentation:object="title" svg:x="1.24826in" svg:y="0.66667in" svg:width="10.83333in" svg:height="3.41667in"/>
      <presentation:placeholder presentation:object="outline" svg:x="1.24826in" svg:y="4.75in" svg:width="10.83333in" svg:height="1.5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2" style:display-name="Citation avec légende">
      <presentation:placeholder presentation:object="title" svg:x="1.5816in" svg:y="0.66667in" svg:width="10.16666in" svg:height="3in"/>
      <presentation:placeholder presentation:object="outline" svg:x="1.8316in" svg:y="3.66667in" svg:width="9.66667in" svg:height="0.41667in"/>
      <presentation:placeholder presentation:object="outline" svg:x="1.24826in" svg:y="4.75in" svg:width="10.83333in" svg:height="1.5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3" style:display-name="Carte nom">
      <presentation:placeholder presentation:object="title" svg:x="1.24826in" svg:y="3.61831in" svg:width="10.83333in" svg:height="1.6063in"/>
      <presentation:placeholder presentation:object="outline" svg:x="1.24826in" svg:y="5.22461in" svg:width="10.83333in" svg:height="0.94094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4" style:display-name="Carte nom citation">
      <presentation:placeholder presentation:object="title" svg:x="1.5816in" svg:y="0.66667in" svg:width="10.16666in" svg:height="3in"/>
      <presentation:placeholder presentation:object="outline" svg:x="1.24826in" svg:y="4.25in" svg:width="10.83333in" svg:height="0.97222in"/>
      <presentation:placeholder presentation:object="outline" svg:x="1.24826in" svg:y="5.22222in" svg:width="10.83333in" svg:height="1.11111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5" style:display-name="Vrai ou faux">
      <presentation:placeholder presentation:object="title" svg:x="1.24826in" svg:y="0.66667in" svg:width="10.83333in" svg:height="3in"/>
      <presentation:placeholder presentation:object="outline" svg:x="1.24826in" svg:y="3.83333in" svg:width="10.83333in" svg:height="0.91667in"/>
      <presentation:placeholder presentation:object="outline" svg:x="1.24826in" svg:y="4.75in" svg:width="10.83333in" svg:height="1.5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6" style:display-name="Titre et texte vertical">
      <presentation:placeholder presentation:object="title" svg:x="1.24826in" svg:y="0.66667in" svg:width="10.83333in" svg:height="2.08333in"/>
      <presentation:placeholder presentation:object="outline" svg:x="1.24826in" svg:y="2.91667in" svg:width="10.83333in" svg:height="3.41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7" style:display-name="Titre vertical et texte">
      <presentation:placeholder presentation:object="title" svg:x="9.66415in" svg:y="0.66667in" svg:width="2.41745in" svg:height="5.66667in"/>
      <presentation:placeholder presentation:object="outline" svg:x="1.24826in" svg:y="0.66667in" svg:width="8.25in" svg:height="5.66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default-style style:family="graphic">
      <style:graphic-properties draw:fill="solid" draw:fill-color="#6f6f6f" draw:opacity="100%" draw:stroke="solid" svg:stroke-width="0.02083in" svg:stroke-color="#505050" svg:stroke-opacity="100%" svg:stroke-linecap="round"/>
    </style:default-style>
    <draw:fill-image draw:name="a279" xlink:href="media/image1.png" xlink:show="embed" xlink:actuate="onLoad"/>
    <draw:fill-image draw:name="a156" xlink:href="media/image1.png" xlink:show="embed" xlink:actuate="onLoad"/>
    <draw:fill-image draw:name="a106" xlink:href="media/image1.png" xlink:show="embed" xlink:actuate="onLoad"/>
    <draw:fill-image draw:name="a214" xlink:href="media/image1.png" xlink:show="embed" xlink:actuate="onLoad"/>
    <draw:fill-image draw:name="a377" xlink:href="media/image1.png" xlink:show="embed" xlink:actuate="onLoad"/>
    <draw:fill-image draw:name="a484" xlink:href="media/image1.png" xlink:show="embed" xlink:actuate="onLoad"/>
    <draw:fill-image draw:name="a517" xlink:href="media/image1.png" xlink:show="embed" xlink:actuate="onLoad"/>
    <draw:fill-image draw:name="a327" xlink:href="media/image1.png" xlink:show="embed" xlink:actuate="onLoad"/>
    <draw:fill-image draw:name="a53" xlink:href="media/image1.png" xlink:show="embed" xlink:actuate="onLoad"/>
    <draw:fill-image draw:name="a597" xlink:href="media/image1.png" xlink:show="embed" xlink:actuate="onLoad"/>
    <draw:fill-image draw:name="a242" xlink:href="media/image1.png" xlink:show="embed" xlink:actuate="onLoad"/>
    <draw:fill-image draw:name="a0" xlink:href="media/image1.png" xlink:show="embed" xlink:actuate="onLoad"/>
    <draw:fill-image draw:name="a530" xlink:href="media/image1.png" xlink:show="embed" xlink:actuate="onLoad"/>
    <draw:fill-image draw:name="a230" xlink:href="media/image1.png" xlink:show="embed" xlink:actuate="onLoad"/>
    <draw:fill-image draw:name="a427" xlink:href="media/image1.png" xlink:show="embed" xlink:actuate="onLoad"/>
    <draw:fill-image draw:name="a86" xlink:href="media/image1.png" xlink:show="embed" xlink:actuate="onLoad"/>
    <draw:fill-image draw:name="a397" xlink:href="media/image1.png" xlink:show="embed" xlink:actuate="onLoad"/>
    <draw:fill-image draw:name="a303" xlink:href="media/image1.png" xlink:show="embed" xlink:actuate="onLoad"/>
    <draw:fill-image draw:name="a33" xlink:href="media/image1.png" xlink:show="embed" xlink:actuate="onLoad"/>
    <draw:fill-image draw:name="a451" xlink:href="media/image1.png" xlink:show="embed" xlink:actuate="onLoad"/>
    <draw:fill-image draw:name="a347" xlink:href="media/image1.png" xlink:show="embed" xlink:actuate="onLoad"/>
    <draw:fill-image draw:name="a685" xlink:href="media/image1.png" xlink:show="embed" xlink:actuate="onLoad"/>
    <draw:fill-image draw:name="a648" xlink:href="media/image1.png" xlink:show="embed" xlink:actuate="onLoad"/>
    <draw:marker draw:name="a556" svg:viewBox="0 0 20 30" svg:d="m10 0-10 30h20z"/>
    <draw:marker draw:name="a557" svg:viewBox="0 0 20 30" svg:d="m10 0-10 30h20z"/>
    <draw:marker draw:name="a562" svg:viewBox="0 0 20 30" svg:d="m10 0-10 30h20z"/>
    <draw:marker draw:name="a563" svg:viewBox="0 0 20 30" svg:d="m10 0-10 30h20z"/>
    <draw:marker draw:name="a559" svg:viewBox="0 0 20 30" svg:d="m10 0-10 30h20z"/>
    <draw:marker draw:name="a565" svg:viewBox="0 0 20 30" svg:d="m10 0-10 30h20z"/>
    <draw:marker draw:name="a566" svg:viewBox="0 0 20 30" svg:d="m10 0-10 30h20z"/>
    <draw:marker draw:name="a560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363d46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28">
      <style:drawing-page-properties draw:fill="bitmap" draw:fill-image-name="a42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">
      <style:drawing-page-properties draw:fill="bitmap" draw:fill-image-name="a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">
      <style:drawing-page-properties draw:fill="bitmap" draw:fill-image-name="a1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bitmap" draw:fill-image-name="a2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8">
      <style:drawing-page-properties draw:fill="bitmap" draw:fill-image-name="a32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31">
      <style:drawing-page-properties draw:fill="bitmap" draw:fill-image-name="a2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8">
      <style:drawing-page-properties draw:fill="bitmap" draw:fill-image-name="a3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2">
      <style:drawing-page-properties draw:fill="bitmap" draw:fill-image-name="a45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3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3">
      <style:drawing-page-properties draw:fill="bitmap" draw:fill-image-name="a2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bitmap" draw:fill-image-name="a15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8">
      <style:drawing-page-properties draw:fill="bitmap" draw:fill-image-name="a37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5">
      <style:drawing-page-properties draw:fill="bitmap" draw:fill-image-name="a48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bitmap" draw:fill-image-name="a2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363d46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bitmap" draw:fill-image-name="a3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bitmap" draw:fill-image-name="a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">
      <style:drawing-page-properties draw:fill="bitmap" draw:fill-image-name="a5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4">
      <style:drawing-page-properties draw:fill="bitmap" draw:fill-image-name="a30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5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05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45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13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11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74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8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44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68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8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7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0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50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number:date-style xmlns:number="urn:oasis:names:tc:opendocument:xmlns:datastyle:1.0" style:name="a4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aillage" style:page-layout-name="pageLayout1" draw:style-name="a1">
      <draw:frame draw:id="id0" presentation:style-name="a5" draw:name="Title Placeholder 1" svg:x="1.24826in" svg:y="0.66667in" svg:width="10.83333in" svg:height="2.08333in" presentation:class="title" presentation:placeholder="false">
        <draw:text-box>
          <text:p text:style-name="a4" text:class-names="" text:cond-style-name=""><text:span text:style-name="a2" text:class-names="">Modifiez le style du titre</text:span><text:span text:style-name="a3" text:class-names=""/></text:p>
        </draw:text-box>
        <svg:title/>
        <svg:desc/>
      </draw:frame>
      <draw:frame draw:id="id1" presentation:style-name="a22" draw:name="Text Placeholder 2" svg:x="1.24826in" svg:y="2.91667in" svg:width="10.83333in" svg:height="3.4166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quez pour modifier les styles du texte du masque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Deuxième niveau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Cinquième niveau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9.66493in" svg:y="6.43403in" svg:width="1.75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1/2000</text:date></text:span></text:p>
        </draw:text-box>
        <svg:title/>
        <svg:desc/>
      </draw:frame>
      <draw:frame draw:id="id3" presentation:style-name="a29" draw:name="Footer Placeholder 4" svg:x="1.24826in" svg:y="6.43403in" svg:width="8.2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2" draw:name="Slide Number Placeholder 5" svg:x="11.49826in" svg:y="6.43403in" svg:width="0.60276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le 1" svg:x="1.91493in" svg:y="0.66667in" svg:width="9.48843in" svg:height="3.5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ubtitle 2" svg:x="1.91493in" svg:y="4.25in" svg:width="9.48843in" svg:height="2.08333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6" draw:name="Date Placeholder 3" svg:x="9.66493in" svg:y="6.43403in" svg:width="1.75in" svg:height="0.39931in" presentation:class="date-time" presentation:placeholder="false">
        <draw:text-box>
          <text:p text:style-name="a45" text:class-names="" text:cond-style-name=""><text:span text:style-name="a43" text:class-names=""><text:date text:fixed="false" style:data-style-name="a44">1/1/2000</text:date></text:span></text:p>
        </draw:text-box>
        <svg:title/>
        <svg:desc/>
      </draw:frame>
      <draw:frame draw:id="id8" presentation:style-name="a49" draw:name="Footer Placeholder 4" svg:x="1.24826in" svg:y="6.43403in" svg:width="8.25in" svg:height="0.39931in" presentation:class="footer" presentation:placeholder="false">
        <draw:text-box>
          <text:p text:style-name="a48" text:class-names="" text:cond-style-name=""><text:span text:style-name="a47" text:class-names=""/></text:p>
        </draw:text-box>
        <svg:title/>
        <svg:desc/>
      </draw:frame>
      <draw:frame draw:id="id9" presentation:style-name="a52" draw:name="Slide Number Placeholder 5" svg:x="11.49826in" svg:y="6.43403in" svg:width="0.60276in" svg:height="0.39931in" presentation:class="page-number" presentation:placeholder="false">
        <draw:text-box>
          <text:p text:style-name="a51" text:class-names="" text:cond-style-name=""><text:span text:style-name="a5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re-et-contenu" style:page-layout-name="pageLayout1" draw:style-name="a54">
      <draw:frame draw:id="id10" presentation:style-name="a58" draw:name="Title 1" svg:x="1.24826in" svg:y="0.66667in" svg:width="10.83333in" svg:height="2.08333in" presentation:class="title" presentation:placeholder="false">
        <draw:text-box>
          <text:p text:style-name="a57" text:class-names="" text:cond-style-name=""><text:span text:style-name="a55" text:class-names="">Modifiez le style du titre</text:span><text:span text:style-name="a56" text:class-names=""/></text:p>
        </draw:text-box>
        <svg:title/>
        <svg:desc/>
      </draw:frame>
      <draw:frame draw:id="id11" presentation:style-name="a75" draw:name="Content Placeholder 2" svg:x="1.24826in" svg:y="2.91667in" svg:width="10.83333in" svg:height="3.41667in" presentation:class="object" presentation:placeholder="false">
        <draw:text-box>
          <text:list text:style-name="a61">
            <text:list-item>
              <text:p text:style-name="a60" text:class-names="" text:cond-style-name=""><text:span text:style-name="a59" text:class-names="">Cliquez pour modifier les styles du texte du masque</text:span></text:p>
            </text:list-item>
          </text:list>
          <text:list text:style-name="a64">
            <text:list-item>
              <text:list text:style-name="a64">
                <text:list-item>
                  <text:p text:style-name="a63" text:class-names="" text:cond-style-name=""><text:span text:style-name="a62" text:class-names="">Deuxième niveau</text:span></text:p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p text:style-name="a66" text:class-names="" text:cond-style-name=""><text:span text:style-name="a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p text:style-name="a69" text:class-names="" text:cond-style-name=""><text:span text:style-name="a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list text:style-name="a74">
                            <text:list-item>
                              <text:p text:style-name="a73" text:class-names="" text:cond-style-name=""><text:span text:style-name="a71" text:class-names="">Cinquième niveau</text:span><text:span text:style-name="a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9" draw:name="Date Placeholder 3" svg:x="9.66493in" svg:y="6.43403in" svg:width="1.75in" svg:height="0.39931in" presentation:class="date-time" presentation:placeholder="false">
        <draw:text-box>
          <text:p text:style-name="a78" text:class-names="" text:cond-style-name=""><text:span text:style-name="a76" text:class-names=""><text:date text:fixed="false" style:data-style-name="a77">1/1/2000</text:date></text:span></text:p>
        </draw:text-box>
        <svg:title/>
        <svg:desc/>
      </draw:frame>
      <draw:frame draw:id="id13" presentation:style-name="a82" draw:name="Footer Placeholder 4" svg:x="1.24826in" svg:y="6.43403in" svg:width="8.25in" svg:height="0.39931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4" presentation:style-name="a85" draw:name="Slide Number Placeholder 5" svg:x="11.49826in" svg:y="6.43403in" svg:width="0.60276in" svg:height="0.39931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Titre-de-section" style:page-layout-name="pageLayout1" draw:style-name="a87">
      <draw:frame draw:id="id15" presentation:style-name="a91" draw:name="Title 1" svg:x="1.91493in" svg:y="3.61831in" svg:width="9.5in" svg:height="1.6063in" presentation:class="title" presentation:placeholder="false">
        <draw:text-box>
          <text:p text:style-name="a90" text:class-names="" text:cond-style-name=""><text:span text:style-name="a88" text:class-names="">Modifiez le style du titre</text:span><text:span text:style-name="a89" text:class-names=""/></text:p>
        </draw:text-box>
        <svg:title/>
        <svg:desc/>
      </draw:frame>
      <draw:frame draw:id="id16" presentation:style-name="a95" draw:name="Text Placeholder 2" svg:x="1.91493in" svg:y="5.22461in" svg:width="9.5in" svg:height="0.94094in" presentation:class="outline" presentation:placeholder="false">
        <draw:text-box>
          <text:list text:style-name="a94">
            <text:list-item>
              <text:p text:style-name="a93" text:class-names="" text:cond-style-name=""><text:span text:style-name="a92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99" draw:name="Date Placeholder 3" svg:x="9.66493in" svg:y="6.43403in" svg:width="1.75in" svg:height="0.39931in" presentation:class="date-time" presentation:placeholder="false">
        <draw:text-box>
          <text:p text:style-name="a98" text:class-names="" text:cond-style-name=""><text:span text:style-name="a96" text:class-names=""><text:date text:fixed="false" style:data-style-name="a97">1/1/2000</text:date></text:span></text:p>
        </draw:text-box>
        <svg:title/>
        <svg:desc/>
      </draw:frame>
      <draw:frame draw:id="id18" presentation:style-name="a102" draw:name="Footer Placeholder 4" svg:x="1.24826in" svg:y="6.43403in" svg:width="8.25in" svg:height="0.39931in" presentation:class="footer" presentation:placeholder="false">
        <draw:text-box>
          <text:p text:style-name="a101" text:class-names="" text:cond-style-name=""><text:span text:style-name="a100" text:class-names=""/></text:p>
        </draw:text-box>
        <svg:title/>
        <svg:desc/>
      </draw:frame>
      <draw:frame draw:id="id19" presentation:style-name="a105" draw:name="Slide Number Placeholder 5" svg:x="11.49826in" svg:y="6.43403in" svg:width="0.60276in" svg:height="0.39931in" presentation:class="page-number" presentation:placeholder="false">
        <draw:text-box>
          <text:p text:style-name="a104" text:class-names="" text:cond-style-name=""><text:span text:style-name="a10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Deux-contenus" style:page-layout-name="pageLayout1" draw:style-name="a107">
      <draw:frame draw:id="id20" presentation:style-name="a111" draw:name="Title 1" svg:x="1.24826in" svg:y="0.66667in" svg:width="10.83333in" svg:height="2.08333in" presentation:class="title" presentation:placeholder="false">
        <draw:text-box>
          <text:p text:style-name="a110" text:class-names="" text:cond-style-name=""><text:span text:style-name="a108" text:class-names="">Modifiez le style du titre</text:span><text:span text:style-name="a109" text:class-names=""/></text:p>
        </draw:text-box>
        <svg:title/>
        <svg:desc/>
      </draw:frame>
      <draw:frame draw:id="id21" presentation:style-name="a128" draw:name="Content Placeholder 2" svg:x="1.24826in" svg:y="2.91667in" svg:width="5.33333in" svg:height="3.41667in" presentation:class="object" presentation:placeholder="false">
        <draw:text-box>
          <text:list text:style-name="a114">
            <text:list-item>
              <text:p text:style-name="a113" text:class-names="" text:cond-style-name=""><text:span text:style-name="a112" text:class-names="">Cliquez pour modifier les styles du texte du masque</text:span></text:p>
            </text:list-item>
          </text:list>
          <text:list text:style-name="a117">
            <text:list-item>
              <text:list text:style-name="a117">
                <text:list-item>
                  <text:p text:style-name="a116" text:class-names="" text:cond-style-name=""><text:span text:style-name="a115" text:class-names="">Deuxième niveau</text:span></text:p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p text:style-name="a119" text:class-names="" text:cond-style-name=""><text:span text:style-name="a11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p text:style-name="a122" text:class-names="" text:cond-style-name=""><text:span text:style-name="a12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list text:style-name="a127">
                            <text:list-item>
                              <text:p text:style-name="a126" text:class-names="" text:cond-style-name=""><text:span text:style-name="a124" text:class-names="">Cinquième niveau</text:span><text:span text:style-name="a1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5" draw:name="Content Placeholder 3" svg:x="6.74826in" svg:y="2.91667in" svg:width="5.33333in" svg:height="3.41667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Cliquez pour modifier les styles du texte du masque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Deuxième niveau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1" text:class-names="">Cinquième niveau</text:span><text:span text:style-name="a1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9" draw:name="Date Placeholder 4" svg:x="9.66493in" svg:y="6.43403in" svg:width="1.75in" svg:height="0.39931in" presentation:class="date-time" presentation:placeholder="false">
        <draw:text-box>
          <text:p text:style-name="a148" text:class-names="" text:cond-style-name=""><text:span text:style-name="a146" text:class-names=""><text:date text:fixed="false" style:data-style-name="a147">1/1/2000</text:date></text:span></text:p>
        </draw:text-box>
        <svg:title/>
        <svg:desc/>
      </draw:frame>
      <draw:frame draw:id="id24" presentation:style-name="a152" draw:name="Footer Placeholder 5" svg:x="1.24826in" svg:y="6.43403in" svg:width="8.25in" svg:height="0.39931in" presentation:class="footer" presentation:placeholder="false">
        <draw:text-box>
          <text:p text:style-name="a151" text:class-names="" text:cond-style-name=""><text:span text:style-name="a150" text:class-names=""/></text:p>
        </draw:text-box>
        <svg:title/>
        <svg:desc/>
      </draw:frame>
      <draw:frame draw:id="id25" presentation:style-name="a155" draw:name="Slide Number Placeholder 6" svg:x="11.49826in" svg:y="6.43403in" svg:width="0.60276in" svg:height="0.39931in" presentation:class="page-number" presentation:placeholder="false">
        <draw:text-box>
          <text:p text:style-name="a154" text:class-names="" text:cond-style-name=""><text:span text:style-name="a15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aison" style:page-layout-name="pageLayout1" draw:style-name="a157">
      <draw:frame draw:id="id26" presentation:style-name="a161" draw:name="Title 1" svg:x="1.24826in" svg:y="0.66667in" svg:width="10.83333in" svg:height="2.08333in" presentation:class="title" presentation:placeholder="false">
        <draw:text-box>
          <text:p text:style-name="a160" text:class-names="" text:cond-style-name=""><text:span text:style-name="a158" text:class-names="">Modifiez le style du titre</text:span><text:span text:style-name="a159" text:class-names=""/></text:p>
        </draw:text-box>
        <svg:title/>
        <svg:desc/>
      </draw:frame>
      <draw:frame draw:id="id27" presentation:style-name="a165" draw:name="Text Placeholder 2" svg:x="1.56308in" svg:y="2.90741in" svg:width="5.01852in" svg:height="0.63021in" presentation:class="outline" presentation:placeholder="false">
        <draw:text-box>
          <text:list text:style-name="a164">
            <text:list-item>
              <text:p text:style-name="a163" text:class-names="" text:cond-style-name=""><text:span text:style-name="a162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2" draw:name="Content Placeholder 3" svg:x="1.24826in" svg:y="3.54687in" svg:width="5.33333in" svg:height="2.78646in" presentation:class="object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  <text:list text:style-name="a171">
            <text:list-item>
              <text:list text:style-name="a171">
                <text:list-item>
                  <text:p text:style-name="a170" text:class-names="" text:cond-style-name=""><text:span text:style-name="a169" text:class-names="">Deuxième niveau</text:span></text:p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p text:style-name="a173" text:class-names="" text:cond-style-name=""><text:span text:style-name="a17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p text:style-name="a176" text:class-names="" text:cond-style-name=""><text:span text:style-name="a17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list text:style-name="a181">
                            <text:list-item>
                              <text:p text:style-name="a180" text:class-names="" text:cond-style-name=""><text:span text:style-name="a178" text:class-names="">Cinquième niveau</text:span><text:span text:style-name="a1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6" draw:name="Text Placeholder 4" svg:x="7.0463in" svg:y="2.91667in" svg:width="5.0353in" svg:height="0.63021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3" draw:name="Content Placeholder 5" svg:x="6.74826in" svg:y="3.54687in" svg:width="5.33333in" svg:height="2.78646in" presentation:class="object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Deuxième niveau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Cinquième niveau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7" draw:name="Date Placeholder 6" svg:x="9.66493in" svg:y="6.43403in" svg:width="1.75in" svg:height="0.39931in" presentation:class="date-time" presentation:placeholder="false">
        <draw:text-box>
          <text:p text:style-name="a206" text:class-names="" text:cond-style-name=""><text:span text:style-name="a204" text:class-names=""><text:date text:fixed="false" style:data-style-name="a205">1/1/2000</text:date></text:span></text:p>
        </draw:text-box>
        <svg:title/>
        <svg:desc/>
      </draw:frame>
      <draw:frame draw:id="id32" presentation:style-name="a210" draw:name="Footer Placeholder 7" svg:x="1.24826in" svg:y="6.43403in" svg:width="8.25in" svg:height="0.39931in" presentation:class="footer" presentation:placeholder="false">
        <draw:text-box>
          <text:p text:style-name="a209" text:class-names="" text:cond-style-name=""><text:span text:style-name="a208" text:class-names=""/></text:p>
        </draw:text-box>
        <svg:title/>
        <svg:desc/>
      </draw:frame>
      <draw:frame draw:id="id33" presentation:style-name="a213" draw:name="Slide Number Placeholder 8" svg:x="11.49826in" svg:y="6.43403in" svg:width="0.60276in" svg:height="0.39931in" presentation:class="page-number" presentation:placeholder="false">
        <draw:text-box>
          <text:p text:style-name="a212" text:class-names="" text:cond-style-name=""><text:span text:style-name="a21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re-seul" style:page-layout-name="pageLayout1" draw:style-name="a215">
      <draw:frame draw:id="id34" presentation:style-name="a219" draw:name="Title 1" svg:x="1.24826in" svg:y="0.66667in" svg:width="10.83333in" svg:height="2.08333in" presentation:class="title" presentation:placeholder="false">
        <draw:text-box>
          <text:p text:style-name="a218" text:class-names="" text:cond-style-name=""><text:span text:style-name="a216" text:class-names="">Modifiez le style du titre</text:span><text:span text:style-name="a217" text:class-names=""/></text:p>
        </draw:text-box>
        <svg:title/>
        <svg:desc/>
      </draw:frame>
      <draw:frame draw:id="id35" presentation:style-name="a223" draw:name="Date Placeholder 2" svg:x="9.66493in" svg:y="6.43403in" svg:width="1.75in" svg:height="0.39931in" presentation:class="date-time" presentation:placeholder="false">
        <draw:text-box>
          <text:p text:style-name="a222" text:class-names="" text:cond-style-name=""><text:span text:style-name="a220" text:class-names=""><text:date text:fixed="false" style:data-style-name="a221">1/1/2000</text:date></text:span></text:p>
        </draw:text-box>
        <svg:title/>
        <svg:desc/>
      </draw:frame>
      <draw:frame draw:id="id36" presentation:style-name="a226" draw:name="Footer Placeholder 3" svg:x="1.24826in" svg:y="6.43403in" svg:width="8.25in" svg:height="0.39931in" presentation:class="footer" presentation:placeholder="false">
        <draw:text-box>
          <text:p text:style-name="a225" text:class-names="" text:cond-style-name=""><text:span text:style-name="a224" text:class-names=""/></text:p>
        </draw:text-box>
        <svg:title/>
        <svg:desc/>
      </draw:frame>
      <draw:frame draw:id="id37" presentation:style-name="a229" draw:name="Slide Number Placeholder 4" svg:x="11.49826in" svg:y="6.43403in" svg:width="0.60276in" svg:height="0.39931in" presentation:class="page-number" presentation:placeholder="false">
        <draw:text-box>
          <text:p text:style-name="a228" text:class-names="" text:cond-style-name=""><text:span text:style-name="a22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Vide" style:page-layout-name="pageLayout1" draw:style-name="a231">
      <draw:frame draw:id="id38" presentation:style-name="a235" draw:name="Date Placeholder 1" svg:x="9.66493in" svg:y="6.43403in" svg:width="1.75in" svg:height="0.39931in" presentation:class="date-time" presentation:placeholder="false">
        <draw:text-box>
          <text:p text:style-name="a234" text:class-names="" text:cond-style-name=""><text:span text:style-name="a232" text:class-names=""><text:date text:fixed="false" style:data-style-name="a233">1/1/2000</text:date></text:span></text:p>
        </draw:text-box>
        <svg:title/>
        <svg:desc/>
      </draw:frame>
      <draw:frame draw:id="id39" presentation:style-name="a238" draw:name="Footer Placeholder 2" svg:x="1.24826in" svg:y="6.43403in" svg:width="8.25in" svg:height="0.39931in" presentation:class="footer" presentation:placeholder="false">
        <draw:text-box>
          <text:p text:style-name="a237" text:class-names="" text:cond-style-name=""><text:span text:style-name="a236" text:class-names=""/></text:p>
        </draw:text-box>
        <svg:title/>
        <svg:desc/>
      </draw:frame>
      <draw:frame draw:id="id40" presentation:style-name="a241" draw:name="Slide Number Placeholder 3" svg:x="11.49826in" svg:y="6.43403in" svg:width="0.60276in" svg:height="0.39931in" presentation:class="page-number" presentation:placeholder="false">
        <draw:text-box>
          <text:p text:style-name="a240" text:class-names="" text:cond-style-name=""><text:span text:style-name="a23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u-avec-légende" style:page-layout-name="pageLayout1" draw:style-name="a243">
      <draw:frame draw:id="id41" presentation:style-name="a247" draw:name="Title 1" svg:x="1.24826in" svg:y="1.75in" svg:width="3.88137in" svg:height="1.5in" presentation:class="title" presentation:placeholder="false">
        <draw:text-box>
          <text:p text:style-name="a246" text:class-names="" text:cond-style-name=""><text:span text:style-name="a244" text:class-names="">Modifiez le style du titre</text:span><text:span text:style-name="a245" text:class-names=""/></text:p>
        </draw:text-box>
        <svg:title/>
        <svg:desc/>
      </draw:frame>
      <draw:frame draw:id="id42" presentation:style-name="a264" draw:name="Content Placeholder 2" svg:x="5.5816in" svg:y="0.66667in" svg:width="6.5in" svg:height="5.66667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quez pour modifier les styles du texte du masque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Deuxième niveau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Cinquième niveau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68" draw:name="Text Placeholder 3" svg:x="1.24826in" svg:y="3.25in" svg:width="3.88137in" svg:height="2in" presentation:class="outline" presentation:placeholder="false">
        <draw:text-box>
          <text:list text:style-name="a267">
            <text:list-item>
              <text:p text:style-name="a266" text:class-names="" text:cond-style-name=""><text:span text:style-name="a265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72" draw:name="Date Placeholder 4" svg:x="9.66493in" svg:y="6.43403in" svg:width="1.75in" svg:height="0.39931in" presentation:class="date-time" presentation:placeholder="false">
        <draw:text-box>
          <text:p text:style-name="a271" text:class-names="" text:cond-style-name=""><text:span text:style-name="a269" text:class-names=""><text:date text:fixed="false" style:data-style-name="a270">1/1/2000</text:date></text:span></text:p>
        </draw:text-box>
        <svg:title/>
        <svg:desc/>
      </draw:frame>
      <draw:frame draw:id="id45" presentation:style-name="a275" draw:name="Footer Placeholder 5" svg:x="1.24826in" svg:y="6.43403in" svg:width="8.25in" svg:height="0.39931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46" presentation:style-name="a278" draw:name="Slide Number Placeholder 6" svg:x="11.49826in" svg:y="6.43403in" svg:width="0.60276in" svg:height="0.39931in" presentation:class="page-number" presentation:placeholder="false">
        <draw:text-box>
          <text:p text:style-name="a277" text:class-names="" text:cond-style-name=""><text:span text:style-name="a27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Image-avec-légende" style:page-layout-name="pageLayout1" draw:style-name="a280">
      <draw:frame draw:id="id47" presentation:style-name="a284" draw:name="Title 1" svg:x="1.24826in" svg:y="1.75in" svg:width="5.83333in" svg:height="1.5in" presentation:class="title" presentation:placeholder="false">
        <draw:text-box>
          <text:p text:style-name="a283" text:class-names="" text:cond-style-name=""><text:span text:style-name="a281" text:class-names="">Modifiez le style du titre</text:span><text:span text:style-name="a282" text:class-names=""/></text:p>
        </draw:text-box>
        <svg:title/>
        <svg:desc/>
      </draw:frame>
      <draw:frame draw:id="id48" presentation:style-name="a288" draw:name="Picture Placeholder 2" svg:x="8.12963in" svg:y="-0.02in" svg:width="3.58333in" svg:height="7.55in" presentation:class="graphic" presentation:placeholder="false">
        <draw:text-box>
          <text:p text:style-name="a287" text:class-names="" text:cond-style-name=""><text:span text:style-name="a285" text:class-names="">Cliquez sur l'icône pour ajouter une image</text:span><text:span text:style-name="a286" text:class-names=""/></text:p>
        </draw:text-box>
        <svg:title/>
        <svg:desc/>
      </draw:frame>
      <draw:frame draw:id="id49" presentation:style-name="a292" draw:name="Text Placeholder 3" svg:x="1.24826in" svg:y="3.25in" svg:width="5.83333in" svg:height="2in" presentation:class="outline" presentation:placeholder="false">
        <draw:text-box>
          <text:list text:style-name="a291">
            <text:list-item>
              <text:p text:style-name="a290" text:class-names="" text:cond-style-name=""><text:span text:style-name="a289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96" draw:name="Date Placeholder 4" svg:x="6.99826in" svg:y="6.43403in" svg:width="1in" svg:height="0.39931in" presentation:class="date-time" presentation:placeholder="false">
        <draw:text-box>
          <text:p text:style-name="a295" text:class-names="" text:cond-style-name=""><text:span text:style-name="a293" text:class-names=""><text:date text:fixed="false" style:data-style-name="a294">1/1/2000</text:date></text:span></text:p>
        </draw:text-box>
        <svg:title/>
        <svg:desc/>
      </draw:frame>
      <draw:frame draw:id="id51" presentation:style-name="a299" draw:name="Footer Placeholder 5" svg:x="1.24826in" svg:y="6.43403in" svg:width="5.58333in" svg:height="0.39931in" presentation:class="footer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52" presentation:style-name="a302" draw:name="Slide Number Placeholder 6" svg:x="11.74826in" svg:y="6.43403in" svg:width="0.35276in" svg:height="0.39931in" presentation:class="page-number" presentation:placeholder="false">
        <draw:text-box>
          <text:p text:style-name="a301" text:class-names="" text:cond-style-name=""><text:span text:style-name="a30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Image-panoramique-avec-légende" style:page-layout-name="pageLayout1" draw:style-name="a304">
      <draw:frame draw:id="id53" presentation:style-name="a308" draw:name="Title 1" svg:x="1.24826in" svg:y="5.17592in" svg:width="10.83333in" svg:height="0.61979in" presentation:class="title" presentation:placeholder="false">
        <draw:text-box>
          <text:p text:style-name="a307" text:class-names="" text:cond-style-name=""><text:span text:style-name="a305" text:class-names="">Modifiez le style du titre</text:span><text:span text:style-name="a306" text:class-names=""/></text:p>
        </draw:text-box>
        <svg:title/>
        <svg:desc/>
      </draw:frame>
      <draw:frame draw:id="id54" presentation:style-name="a312" draw:name="Picture Placeholder 2" svg:x="2.16493in" svg:y="1.01937in" svg:width="8.996in" svg:height="3.46126in" presentation:class="graphic" presentation:placeholder="false">
        <draw:text-box>
          <text:p text:style-name="a311" text:class-names="" text:cond-style-name=""><text:span text:style-name="a309" text:class-names="">Cliquez sur l'icône pour ajouter une image</text:span><text:span text:style-name="a310" text:class-names=""/></text:p>
        </draw:text-box>
        <svg:title/>
        <svg:desc/>
      </draw:frame>
      <draw:frame draw:id="id55" presentation:style-name="a316" draw:name="Text Placeholder 3" svg:x="1.24826in" svg:y="5.79572in" svg:width="10.83333in" svg:height="0.53993in" presentation:class="outline" presentation:placeholder="false">
        <draw:text-box>
          <text:list text:style-name="a315">
            <text:list-item>
              <text:p text:style-name="a314" text:class-names="" text:cond-style-name=""><text:span text:style-name="a313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320" draw:name="Date Placeholder 4" svg:x="9.66493in" svg:y="6.43403in" svg:width="1.75in" svg:height="0.39931in" presentation:class="date-time" presentation:placeholder="false">
        <draw:text-box>
          <text:p text:style-name="a319" text:class-names="" text:cond-style-name=""><text:span text:style-name="a317" text:class-names=""><text:date text:fixed="false" style:data-style-name="a318">1/1/2000</text:date></text:span></text:p>
        </draw:text-box>
        <svg:title/>
        <svg:desc/>
      </draw:frame>
      <draw:frame draw:id="id57" presentation:style-name="a323" draw:name="Footer Placeholder 5" svg:x="1.24826in" svg:y="6.43403in" svg:width="8.25in" svg:height="0.39931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58" presentation:style-name="a326" draw:name="Slide Number Placeholder 6" svg:x="11.49826in" svg:y="6.43403in" svg:width="0.60276in" svg:height="0.39931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re-et-légende" style:page-layout-name="pageLayout1" draw:style-name="a328">
      <draw:frame draw:id="id59" presentation:style-name="a332" draw:name="Title 1" svg:x="1.24826in" svg:y="0.66667in" svg:width="10.83333in" svg:height="3.41667in" presentation:class="title" presentation:placeholder="false">
        <draw:text-box>
          <text:p text:style-name="a331" text:class-names="" text:cond-style-name=""><text:span text:style-name="a329" text:class-names="">Modifiez le style du titre</text:span><text:span text:style-name="a330" text:class-names=""/></text:p>
        </draw:text-box>
        <svg:title/>
        <svg:desc/>
      </draw:frame>
      <draw:frame draw:id="id60" presentation:style-name="a336" draw:name="Text Placeholder 2" svg:x="1.24826in" svg:y="4.75in" svg:width="10.83333in" svg:height="1.58333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>Cliquez pour modifier les styles du texte du masque</text:span></text:p>
            </text:list-item>
          </text:list>
        </draw:text-box>
        <svg:title/>
        <svg:desc/>
      </draw:frame>
      <draw:frame draw:id="id61" presentation:style-name="a340" draw:name="Date Placeholder 3" svg:x="9.66493in" svg:y="6.43403in" svg:width="1.75in" svg:height="0.39931in" presentation:class="date-time" presentation:placeholder="false">
        <draw:text-box>
          <text:p text:style-name="a339" text:class-names="" text:cond-style-name=""><text:span text:style-name="a337" text:class-names=""><text:date text:fixed="false" style:data-style-name="a338">1/1/2000</text:date></text:span></text:p>
        </draw:text-box>
        <svg:title/>
        <svg:desc/>
      </draw:frame>
      <draw:frame draw:id="id62" presentation:style-name="a343" draw:name="Footer Placeholder 4" svg:x="1.24826in" svg:y="6.43403in" svg:width="8.25in" svg:height="0.39931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63" presentation:style-name="a346" draw:name="Slide Number Placeholder 5" svg:x="11.49826in" svg:y="6.43403in" svg:width="0.60276in" svg:height="0.39931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Citation-avec-légende" style:page-layout-name="pageLayout1" draw:style-name="a348">
      <draw:frame draw:id="id64" draw:style-name="a351" draw:name="TextBox 13" svg:x="0.91493in" svg:y="0.86048in" svg:width="0.66667in" svg:height="0.63952in">
        <draw:text-box>
          <text:p text:style-name="a350" text:class-names="" text:cond-style-name=""><text:span text:style-name="a349" text:class-names="">“</text:span></text:p>
        </draw:text-box>
        <svg:title/>
        <svg:desc/>
      </draw:frame>
      <draw:frame draw:id="id65" draw:style-name="a354" draw:name="TextBox 14" svg:x="11.41493in" svg:y="3in" svg:width="0.66667in" svg:height="0.63952in">
        <draw:text-box>
          <text:p text:style-name="a353" text:class-names="" text:cond-style-name=""><text:span text:style-name="a352" text:class-names="">”</text:span></text:p>
        </draw:text-box>
        <svg:title/>
        <svg:desc/>
      </draw:frame>
      <draw:frame draw:id="id66" presentation:style-name="a358" draw:name="Title 1" svg:x="1.5816in" svg:y="0.66667in" svg:width="10.16666in" svg:height="3in" presentation:class="title" presentation:placeholder="false">
        <draw:text-box>
          <text:p text:style-name="a357" text:class-names="" text:cond-style-name=""><text:span text:style-name="a355" text:class-names="">Modifiez le style du titre</text:span><text:span text:style-name="a356" text:class-names=""/></text:p>
        </draw:text-box>
        <svg:title/>
        <svg:desc/>
      </draw:frame>
      <draw:frame draw:id="id67" presentation:style-name="a362" draw:name="Text Placeholder 9" svg:x="1.8316in" svg:y="3.66667in" svg:width="9.66667in" svg:height="0.41667in" presentation:class="outline" presentation:placeholder="false">
        <draw:text-box>
          <text:list text:style-name="a361">
            <text:list-item>
              <text:p text:style-name="a360" text:class-names="" text:cond-style-name=""><text:span text:style-name="a359" text:class-names="">Cliquez pour modifier les styles du texte du masque</text:span></text:p>
            </text:list-item>
          </text:list>
        </draw:text-box>
        <svg:title/>
        <svg:desc/>
      </draw:frame>
      <draw:frame draw:id="id68" presentation:style-name="a366" draw:name="Text Placeholder 2" svg:x="1.24826in" svg:y="4.75in" svg:width="10.83333in" svg:height="1.58333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quez pour modifier les styles du texte du masque</text:span></text:p>
            </text:list-item>
          </text:list>
        </draw:text-box>
        <svg:title/>
        <svg:desc/>
      </draw:frame>
      <draw:frame draw:id="id69" presentation:style-name="a370" draw:name="Date Placeholder 3" svg:x="9.66493in" svg:y="6.43403in" svg:width="1.75in" svg:height="0.39931in" presentation:class="date-time" presentation:placeholder="false">
        <draw:text-box>
          <text:p text:style-name="a369" text:class-names="" text:cond-style-name=""><text:span text:style-name="a367" text:class-names=""><text:date text:fixed="false" style:data-style-name="a368">1/1/2000</text:date></text:span></text:p>
        </draw:text-box>
        <svg:title/>
        <svg:desc/>
      </draw:frame>
      <draw:frame draw:id="id70" presentation:style-name="a373" draw:name="Footer Placeholder 4" svg:x="1.24826in" svg:y="6.43403in" svg:width="8.25in" svg:height="0.39931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draw:frame draw:id="id71" presentation:style-name="a376" draw:name="Slide Number Placeholder 5" svg:x="11.49826in" svg:y="6.43403in" svg:width="0.60276in" svg:height="0.39931in" presentation:class="page-number" presentation:placeholder="false">
        <draw:text-box>
          <text:p text:style-name="a375" text:class-names="" text:cond-style-name=""><text:span text:style-name="a37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3-cust-Carte-nom" style:page-layout-name="pageLayout1" draw:style-name="a378">
      <draw:frame draw:id="id72" presentation:style-name="a382" draw:name="Title 1" svg:x="1.24826in" svg:y="3.61831in" svg:width="10.83333in" svg:height="1.6063in" presentation:class="title" presentation:placeholder="false">
        <draw:text-box>
          <text:p text:style-name="a381" text:class-names="" text:cond-style-name=""><text:span text:style-name="a379" text:class-names="">Modifiez le style du titre</text:span><text:span text:style-name="a380" text:class-names=""/></text:p>
        </draw:text-box>
        <svg:title/>
        <svg:desc/>
      </draw:frame>
      <draw:frame draw:id="id73" presentation:style-name="a386" draw:name="Text Placeholder 2" svg:x="1.24826in" svg:y="5.22461in" svg:width="10.83333in" svg:height="0.94094in" presentation:class="outline" presentation:placeholder="false">
        <draw:text-box>
          <text:list text:style-name="a385">
            <text:list-item>
              <text:p text:style-name="a384" text:class-names="" text:cond-style-name=""><text:span text:style-name="a383" text:class-names="">Cliquez pour modifier les styles du texte du masque</text:span></text:p>
            </text:list-item>
          </text:list>
        </draw:text-box>
        <svg:title/>
        <svg:desc/>
      </draw:frame>
      <draw:frame draw:id="id74" presentation:style-name="a390" draw:name="Date Placeholder 3" svg:x="9.66493in" svg:y="6.43403in" svg:width="1.75in" svg:height="0.39931in" presentation:class="date-time" presentation:placeholder="false">
        <draw:text-box>
          <text:p text:style-name="a389" text:class-names="" text:cond-style-name=""><text:span text:style-name="a387" text:class-names=""><text:date text:fixed="false" style:data-style-name="a388">1/1/2000</text:date></text:span></text:p>
        </draw:text-box>
        <svg:title/>
        <svg:desc/>
      </draw:frame>
      <draw:frame draw:id="id75" presentation:style-name="a393" draw:name="Footer Placeholder 4" svg:x="1.24826in" svg:y="6.43403in" svg:width="8.25in" svg:height="0.39931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76" presentation:style-name="a396" draw:name="Slide Number Placeholder 5" svg:x="11.49826in" svg:y="6.43403in" svg:width="0.60276in" svg:height="0.39931in" presentation:class="page-number" presentation:placeholder="false">
        <draw:text-box>
          <text:p text:style-name="a395" text:class-names="" text:cond-style-name=""><text:span text:style-name="a39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Carte-nom-citation" style:page-layout-name="pageLayout1" draw:style-name="a398">
      <draw:frame draw:id="id77" draw:style-name="a401" draw:name="TextBox 13" svg:x="0.91493in" svg:y="0.86048in" svg:width="0.66667in" svg:height="0.63952in">
        <draw:text-box>
          <text:p text:style-name="a400" text:class-names="" text:cond-style-name=""><text:span text:style-name="a399" text:class-names="">“</text:span></text:p>
        </draw:text-box>
        <svg:title/>
        <svg:desc/>
      </draw:frame>
      <draw:frame draw:id="id78" draw:style-name="a404" draw:name="TextBox 14" svg:x="11.41493in" svg:y="3in" svg:width="0.66667in" svg:height="0.63952in">
        <draw:text-box>
          <text:p text:style-name="a403" text:class-names="" text:cond-style-name=""><text:span text:style-name="a402" text:class-names="">”</text:span></text:p>
        </draw:text-box>
        <svg:title/>
        <svg:desc/>
      </draw:frame>
      <draw:frame draw:id="id79" presentation:style-name="a408" draw:name="Title 1" svg:x="1.5816in" svg:y="0.66667in" svg:width="10.16666in" svg:height="3in" presentation:class="title" presentation:placeholder="false">
        <draw:text-box>
          <text:p text:style-name="a407" text:class-names="" text:cond-style-name=""><text:span text:style-name="a405" text:class-names="">Modifiez le style du titre</text:span><text:span text:style-name="a406" text:class-names=""/></text:p>
        </draw:text-box>
        <svg:title/>
        <svg:desc/>
      </draw:frame>
      <draw:frame draw:id="id80" presentation:style-name="a412" draw:name="Text Placeholder 9" svg:x="1.24826in" svg:y="4.25in" svg:width="10.83333in" svg:height="0.97222in" presentation:class="outline" presentation:placeholder="false">
        <draw:text-box>
          <text:list text:style-name="a411">
            <text:list-item>
              <text:p text:style-name="a410" text:class-names="" text:cond-style-name=""><text:span text:style-name="a409" text:class-names="">Cliquez pour modifier les styles du texte du masque</text:span></text:p>
            </text:list-item>
          </text:list>
        </draw:text-box>
        <svg:title/>
        <svg:desc/>
      </draw:frame>
      <draw:frame draw:id="id81" presentation:style-name="a416" draw:name="Text Placeholder 2" svg:x="1.24826in" svg:y="5.22222in" svg:width="10.83333in" svg:height="1.11111in" presentation:class="outline" presentation:placeholder="false">
        <draw:text-box>
          <text:list text:style-name="a415">
            <text:list-item>
              <text:p text:style-name="a414" text:class-names="" text:cond-style-name=""><text:span text:style-name="a413" text:class-names="">Cliquez pour modifier les styles du texte du masque</text:span></text:p>
            </text:list-item>
          </text:list>
        </draw:text-box>
        <svg:title/>
        <svg:desc/>
      </draw:frame>
      <draw:frame draw:id="id82" presentation:style-name="a420" draw:name="Date Placeholder 3" svg:x="9.66493in" svg:y="6.43403in" svg:width="1.75in" svg:height="0.39931in" presentation:class="date-time" presentation:placeholder="false">
        <draw:text-box>
          <text:p text:style-name="a419" text:class-names="" text:cond-style-name=""><text:span text:style-name="a417" text:class-names=""><text:date text:fixed="false" style:data-style-name="a418">1/1/2000</text:date></text:span></text:p>
        </draw:text-box>
        <svg:title/>
        <svg:desc/>
      </draw:frame>
      <draw:frame draw:id="id83" presentation:style-name="a423" draw:name="Footer Placeholder 4" svg:x="1.24826in" svg:y="6.43403in" svg:width="8.25in" svg:height="0.39931in" presentation:class="footer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84" presentation:style-name="a426" draw:name="Slide Number Placeholder 5" svg:x="11.49826in" svg:y="6.43403in" svg:width="0.60276in" svg:height="0.39931in" presentation:class="page-number" presentation:placeholder="false">
        <draw:text-box>
          <text:p text:style-name="a425" text:class-names="" text:cond-style-name=""><text:span text:style-name="a42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Vrai-ou-faux" style:page-layout-name="pageLayout1" draw:style-name="a428">
      <draw:frame draw:id="id85" presentation:style-name="a432" draw:name="Title 1" svg:x="1.24826in" svg:y="0.66667in" svg:width="10.83333in" svg:height="3in" presentation:class="title" presentation:placeholder="false">
        <draw:text-box>
          <text:p text:style-name="a431" text:class-names="" text:cond-style-name=""><text:span text:style-name="a429" text:class-names="">Modifiez le style du titre</text:span><text:span text:style-name="a430" text:class-names=""/></text:p>
        </draw:text-box>
        <svg:title/>
        <svg:desc/>
      </draw:frame>
      <draw:frame draw:id="id86" presentation:style-name="a436" draw:name="Text Placeholder 9" svg:x="1.24826in" svg:y="3.83333in" svg:width="10.83333in" svg:height="0.91667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</draw:text-box>
        <svg:title/>
        <svg:desc/>
      </draw:frame>
      <draw:frame draw:id="id87" presentation:style-name="a440" draw:name="Text Placeholder 2" svg:x="1.24826in" svg:y="4.75in" svg:width="10.83333in" svg:height="1.58333in" presentation:class="outline" presentation:placeholder="false">
        <draw:text-box>
          <text:list text:style-name="a439">
            <text:list-item>
              <text:p text:style-name="a438" text:class-names="" text:cond-style-name=""><text:span text:style-name="a437" text:class-names="">Cliquez pour modifier les styles du texte du masque</text:span></text:p>
            </text:list-item>
          </text:list>
        </draw:text-box>
        <svg:title/>
        <svg:desc/>
      </draw:frame>
      <draw:frame draw:id="id88" presentation:style-name="a444" draw:name="Date Placeholder 3" svg:x="9.66493in" svg:y="6.43403in" svg:width="1.75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1/1/2000</text:date></text:span></text:p>
        </draw:text-box>
        <svg:title/>
        <svg:desc/>
      </draw:frame>
      <draw:frame draw:id="id89" presentation:style-name="a447" draw:name="Footer Placeholder 4" svg:x="1.24826in" svg:y="6.43403in" svg:width="8.2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90" presentation:style-name="a450" draw:name="Slide Number Placeholder 5" svg:x="11.49826in" svg:y="6.43403in" svg:width="0.60276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itre-et-texte-vertical" style:page-layout-name="pageLayout1" draw:style-name="a452">
      <draw:frame draw:id="id91" presentation:style-name="a456" draw:name="Title 1" svg:x="1.24826in" svg:y="0.66667in" svg:width="10.83333in" svg:height="2.08333in" presentation:class="title" presentation:placeholder="false">
        <draw:text-box>
          <text:p text:style-name="a455" text:class-names="" text:cond-style-name=""><text:span text:style-name="a453" text:class-names="">Modifiez le style du titre</text:span><text:span text:style-name="a454" text:class-names=""/></text:p>
        </draw:text-box>
        <svg:title/>
        <svg:desc/>
      </draw:frame>
      <draw:frame draw:id="id92" presentation:style-name="a473" draw:name="Vertical Text Placeholder 2" svg:x="1.24826in" svg:y="2.91667in" svg:width="10.83333in" svg:height="3.41667in" presentation:class="outline" presentation:placeholder="false">
        <draw:text-box>
          <text:list text:style-name="a459">
            <text:list-item>
              <text:p text:style-name="a458" text:class-names="" text:cond-style-name=""><text:span text:style-name="a457" text:class-names="">Cliquez pour modifier les styles du texte du masque</text:span></text:p>
            </text:list-item>
          </text:list>
          <text:list text:style-name="a462">
            <text:list-item>
              <text:list text:style-name="a462">
                <text:list-item>
                  <text:p text:style-name="a461" text:class-names="" text:cond-style-name=""><text:span text:style-name="a460" text:class-names="">Deuxième niveau</text:span></text:p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p text:style-name="a464" text:class-names="" text:cond-style-name=""><text:span text:style-name="a46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p text:style-name="a467" text:class-names="" text:cond-style-name=""><text:span text:style-name="a46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list text:style-name="a472">
                            <text:list-item>
                              <text:p text:style-name="a471" text:class-names="" text:cond-style-name=""><text:span text:style-name="a469" text:class-names="">Cinquième niveau</text:span><text:span text:style-name="a4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477" draw:name="Date Placeholder 3" svg:x="9.66493in" svg:y="6.43403in" svg:width="1.75in" svg:height="0.39931in" presentation:class="date-time" presentation:placeholder="false">
        <draw:text-box>
          <text:p text:style-name="a476" text:class-names="" text:cond-style-name=""><text:span text:style-name="a474" text:class-names=""><text:date text:fixed="false" style:data-style-name="a475">1/1/2000</text:date></text:span></text:p>
        </draw:text-box>
        <svg:title/>
        <svg:desc/>
      </draw:frame>
      <draw:frame draw:id="id94" presentation:style-name="a480" draw:name="Footer Placeholder 4" svg:x="1.24826in" svg:y="6.43403in" svg:width="8.25in" svg:height="0.39931in" presentation:class="footer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frame draw:id="id95" presentation:style-name="a483" draw:name="Slide Number Placeholder 5" svg:x="11.49826in" svg:y="6.43403in" svg:width="0.60276in" svg:height="0.39931in" presentation:class="page-number" presentation:placeholder="false">
        <draw:text-box>
          <text:p text:style-name="a482" text:class-names="" text:cond-style-name=""><text:span text:style-name="a48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Titre-vertical-et-texte" style:page-layout-name="pageLayout1" draw:style-name="a485">
      <draw:frame draw:id="id96" presentation:style-name="a489" draw:name="Vertical Title 1" svg:x="9.66415in" svg:y="0.66667in" svg:width="2.41745in" svg:height="5.66667in" presentation:class="title" presentation:placeholder="false">
        <draw:text-box>
          <text:p text:style-name="a488" text:class-names="" text:cond-style-name=""><text:span text:style-name="a486" text:class-names="">Modifiez le style du titre</text:span><text:span text:style-name="a487" text:class-names=""/></text:p>
        </draw:text-box>
        <svg:title/>
        <svg:desc/>
      </draw:frame>
      <draw:frame draw:id="id97" presentation:style-name="a506" draw:name="Vertical Text Placeholder 2" svg:x="1.24826in" svg:y="0.66667in" svg:width="8.25in" svg:height="5.66667in" presentation:class="outline" presentation:placeholder="false">
        <draw:text-box>
          <text:list text:style-name="a492">
            <text:list-item>
              <text:p text:style-name="a491" text:class-names="" text:cond-style-name=""><text:span text:style-name="a490" text:class-names="">Cliquez pour modifier les styles du texte du masque</text:span></text:p>
            </text:list-item>
          </text:list>
          <text:list text:style-name="a495">
            <text:list-item>
              <text:list text:style-name="a495">
                <text:list-item>
                  <text:p text:style-name="a494" text:class-names="" text:cond-style-name=""><text:span text:style-name="a493" text:class-names="">Deuxième niveau</text:span></text:p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p text:style-name="a497" text:class-names="" text:cond-style-name=""><text:span text:style-name="a49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list text:style-name="a501">
                        <text:list-item>
                          <text:p text:style-name="a500" text:class-names="" text:cond-style-name=""><text:span text:style-name="a49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list text:style-name="a505">
                        <text:list-item>
                          <text:list text:style-name="a505">
                            <text:list-item>
                              <text:p text:style-name="a504" text:class-names="" text:cond-style-name=""><text:span text:style-name="a502" text:class-names="">Cinquième niveau</text:span><text:span text:style-name="a5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510" draw:name="Date Placeholder 3" svg:x="9.66493in" svg:y="6.43403in" svg:width="1.75in" svg:height="0.39931in" presentation:class="date-time" presentation:placeholder="false">
        <draw:text-box>
          <text:p text:style-name="a509" text:class-names="" text:cond-style-name=""><text:span text:style-name="a507" text:class-names=""><text:date text:fixed="false" style:data-style-name="a508">1/1/2000</text:date></text:span></text:p>
        </draw:text-box>
        <svg:title/>
        <svg:desc/>
      </draw:frame>
      <draw:frame draw:id="id99" presentation:style-name="a513" draw:name="Footer Placeholder 4" svg:x="1.24826in" svg:y="6.43403in" svg:width="8.25in" svg:height="0.39931in" presentation:class="footer" presentation:placeholder="false">
        <draw:text-box>
          <text:p text:style-name="a512" text:class-names="" text:cond-style-name=""><text:span text:style-name="a511" text:class-names=""/></text:p>
        </draw:text-box>
        <svg:title/>
        <svg:desc/>
      </draw:frame>
      <draw:frame draw:id="id100" presentation:style-name="a516" draw:name="Slide Number Placeholder 5" svg:x="11.49826in" svg:y="6.43403in" svg:width="0.60276in" svg:height="0.39931in" presentation:class="page-number" presentation:placeholder="false">
        <draw:text-box>
          <text:p text:style-name="a515" text:class-names="" text:cond-style-name=""><text:span text:style-name="a514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WEB SERVICES</dc:title>
    <meta:initial-creator>David Tch</meta:initial-creator>
    <dc:creator>David Tch</dc:creator>
    <meta:creation-date>2023-01-18T10:02:05Z</meta:creation-date>
    <dc:date>2023-01-18T10:39:34Z</dc:date>
    <meta:template xlink:href="TM03457485%5b%5bfn=Maillage%5d%5d" xlink:type="simple"/>
    <meta:editing-cycles>1</meta:editing-cycles>
    <meta:editing-duration>PT2248S</meta:editing-duration>
    <meta:document-statistic meta:paragraph-count="32" meta:word-count="133"/>
  </office:meta>
</office:document-meta>
</file>